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rbel" svg:font-family="Corbel" style:font-family-generic="swiss" style:font-pitch="variabl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rsid="00ccbe87" officeooo:paragraph-rsid="00ccbe87"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rsid="00cdfdd0" officeooo:paragraph-rsid="00cdfdd0" style:font-size-asian="11pt" style:font-size-complex="11pt"/>
    </style:style>
    <style:style style:name="P5" style:family="paragraph" style:parent-style-name="Text_20_body">
      <style:paragraph-properties fo:margin-left="0in" fo:margin-right="0in" fo:margin-top="0in" fo:margin-bottom="0in" style:contextual-spacing="false" fo:text-indent="0in" style:auto-text-indent="fals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6"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size-asian="16pt" style:font-weight-asian="bold" style:font-size-complex="16pt" style:font-weight-complex="bold"/>
    </style:style>
    <style:style style:name="P7"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d0f489" style:font-size-asian="16pt" style:font-weight-asian="bold" style:font-size-complex="16pt" style:font-weight-complex="bold"/>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name-asian="Noto Serif CJK SC" style:font-size-asian="16pt" style:font-weight-asian="bold" style:font-name-complex="Lohit Devanagari1" style:font-size-complex="16pt" style:font-weight-complex="bold"/>
    </style:style>
    <style:style style:name="P9"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none" fo:font-weight="normal" officeooo:rsid="00ccbe87" officeooo:paragraph-rsid="0005e96b" style:font-size-asian="11pt" style:font-weight-asian="bold" style:font-size-complex="11pt" style:font-weight-complex="bold"/>
    </style:style>
    <style:style style:name="P10"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11"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solid" style:text-underline-width="auto" style:text-underline-color="font-color" fo:font-weight="bold" officeooo:rsid="00ccbe87" officeooo:paragraph-rsid="0005e96b" style:font-size-asian="11pt" style:font-weight-asian="bold" style:font-size-complex="11pt" style:font-weight-complex="bold"/>
    </style:style>
    <style:style style:name="P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normal" officeooo:paragraph-rsid="0005e96b" style:font-size-asian="11pt" style:font-size-complex="11pt"/>
    </style:style>
    <style:style style:name="P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bold" officeooo:rsid="00dda409" officeooo:paragraph-rsid="00dda409" style:font-size-asian="11pt" style:font-weight-asian="bold" style:font-size-complex="11pt" style:font-weight-complex="bold"/>
    </style:style>
    <style:style style:name="P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bold" officeooo:rsid="00dda409" officeooo:paragraph-rsid="0005e96b" style:font-size-asian="11pt" style:font-weight-asian="bold" style:font-size-complex="11pt"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font-style="normal" fo:font-weight="bold" officeooo:paragraph-rsid="0005e96b"/>
    </style:style>
    <style:style style:name="P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S hne" fo:font-size="12pt" fo:letter-spacing="normal" fo:language="en" fo:country="US" fo:font-style="normal" fo:font-weight="normal" officeooo:paragraph-rsid="0005e96b" style:font-size-asian="11pt" style:font-size-complex="11pt"/>
    </style:style>
    <style:style style:name="P17"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8" style:family="paragraph" style:parent-style-name="Standard">
      <style:paragraph-properties fo:margin-left="0in" fo:margin-right="0in" fo:margin-top="0in" fo:margin-bottom="0in" style:contextual-spacing="false" fo:text-indent="0in" style:auto-text-indent="false"/>
      <style:text-properties style:font-name="Chilanka" fo:font-size="24pt" fo:language="en" fo:country="US" style:text-underline-style="solid" style:text-underline-width="auto" style:text-underline-color="font-color" officeooo:paragraph-rsid="00e72231" style:font-size-asian="24pt" style:font-size-complex="24pt"/>
    </style:style>
    <style:style style:name="P19" style:family="paragraph" style:parent-style-name="Heading_20_3">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rsid="00ccbe87" officeooo:paragraph-rsid="0005e96b" style:font-size-asian="11pt" style:font-weight-asian="bold" style:font-size-complex="11pt"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rsid="00ccbe87" officeooo:paragraph-rsid="00ccbe8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paragraph-rsid="0005e96b" style:font-size-asian="11pt" style:font-weight-asian="bold" style:font-size-complex="11pt"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paragraph-rsid="00d0f489" style:font-size-asian="11pt" style:font-weight-asian="bold" style:font-size-complex="11pt" style:font-weight-complex="bold"/>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officeooo:paragraph-rsid="0005e96b" style:font-size-asian="11pt" style:font-size-complex="11pt"/>
    </style:style>
    <style:style style:name="P24"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05e96b" style:font-size-asian="11pt" style:font-size-complex="11pt"/>
    </style:style>
    <style:style style:name="P25" style:family="paragraph" style:parent-style-name="Text_20_body">
      <style:paragraph-properties fo:margin-top="0in" fo:margin-bottom="0in" style:contextual-spacing="false"/>
      <style:text-properties style:font-name="Corbel" fo:font-size="11pt" fo:language="en" fo:country="US" officeooo:paragraph-rsid="0005e96b" style:font-size-asian="11pt" style:font-size-complex="11pt"/>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Corbel" fo:font-size="11pt" fo:language="en" fo:country="US" officeooo:paragraph-rsid="0005e96b" style:font-size-asian="11pt" style:font-size-complex="11pt"/>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rsid="00ccbe87" officeooo:paragraph-rsid="00ccbe87" style:font-size-asian="11pt" style:font-size-complex="11pt"/>
    </style:style>
    <style:style style:name="P28"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dbc6bd" style:font-size-asian="11pt" style:font-size-complex="11pt"/>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0024a" style:font-size-asian="11pt" style:font-size-complex="11pt"/>
    </style:style>
    <style:style style:name="P30"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04d6e" style:font-size-asian="11pt" style:font-size-complex="11pt"/>
    </style:style>
    <style:style style:name="P31"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29f6c" style:font-size-asian="11pt" style:font-size-complex="11pt"/>
    </style:style>
    <style:style style:name="P32"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41d4a" style:font-size-asian="11pt" style:font-size-complex="11pt"/>
    </style:style>
    <style:style style:name="P33"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paragraph-rsid="0005e96b" style:font-size-asian="11pt" style:font-weight-asian="bold" style:font-size-complex="11pt" style:font-weight-complex="bold"/>
    </style:style>
    <style:style style:name="P34" style:family="paragraph" style:parent-style-name="Text_20_body">
      <style:paragraph-properties fo:margin-top="0in" fo:margin-bottom="0in" style:contextual-spacing="false"/>
      <style:text-properties style:font-name="Corbel" fo:font-size="11pt" fo:language="en" fo:country="US" fo:font-weight="bold" officeooo:paragraph-rsid="00de9333" style:font-size-asian="11pt" style:font-weight-asian="bold" style:font-size-complex="11pt" style:font-weight-complex="bold"/>
    </style:style>
    <style:style style:name="P35"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rsid="00de9333" officeooo:paragraph-rsid="0005e96b" style:font-size-asian="11pt" style:font-weight-asian="bold" style:font-size-complex="11pt" style:font-weight-complex="bold"/>
    </style:style>
    <style:style style:name="P36"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GB" style:text-underline-style="none" fo:font-weight="normal" officeooo:rsid="0005e96b" officeooo:paragraph-rsid="0005e96b" style:font-size-asian="11pt" style:font-weight-asian="normal" style:font-size-complex="11pt" style:font-weight-complex="normal"/>
    </style:style>
    <style:style style:name="P37" style:family="paragraph" style:parent-style-name="Heading_20_3">
      <style:text-properties fo:language="en" fo:country="US" officeooo:paragraph-rsid="00e8a0d7"/>
    </style:style>
    <style:style style:name="P38" style:family="paragraph" style:parent-style-name="Text_20_body">
      <style:text-properties fo:language="en" fo:country="US"/>
    </style:style>
    <style:style style:name="P39" style:family="paragraph" style:parent-style-name="Preformatted_20_Text">
      <style:paragraph-properties fo:line-height="115%"/>
      <style:text-properties officeooo:paragraph-rsid="00e8a0d7"/>
    </style:style>
    <style:style style:name="P40" style:family="paragraph" style:parent-style-name="Text_20_body">
      <style:paragraph-properties fo:margin-left="0in" fo:margin-right="0in" fo:margin-top="0in" fo:margin-bottom="0in" style:contextual-spacing="false" fo:text-indent="0in" style:auto-text-indent="false"/>
      <style:text-properties officeooo:paragraph-rsid="0005e96b"/>
    </style:style>
    <style:style style:name="P41" style:family="paragraph" style:parent-style-name="Text_20_body">
      <style:paragraph-properties fo:margin-top="0in" fo:margin-bottom="0in" style:contextual-spacing="false"/>
      <style:text-properties officeooo:paragraph-rsid="0005e96b"/>
    </style:style>
    <style:style style:name="P42" style:family="paragraph" style:parent-style-name="Text_20_body">
      <style:paragraph-properties fo:margin-left="0in" fo:margin-right="0in" fo:margin-top="0in" fo:margin-bottom="0in" style:contextual-spacing="false" fo:text-indent="0in" style:auto-text-indent="false"/>
      <style:text-properties officeooo:paragraph-rsid="00e0024a"/>
    </style:style>
    <style:style style:name="P43" style:family="paragraph" style:parent-style-name="Text_20_body">
      <style:paragraph-properties fo:margin-top="0in" fo:margin-bottom="0in" style:contextual-spacing="false"/>
      <style:text-properties officeooo:paragraph-rsid="00e0024a"/>
    </style:style>
    <style:style style:name="P44" style:family="paragraph" style:parent-style-name="Text_20_body">
      <style:text-properties officeooo:paragraph-rsid="00e23734"/>
    </style:style>
    <style:style style:name="P45" style:family="paragraph" style:parent-style-name="Heading_20_3">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size-asian="16pt" style:font-weight-asian="bold" style:font-size-complex="16pt" style:font-weight-complex="bold"/>
    </style:style>
    <style:style style:name="P46" style:family="paragraph" style:parent-style-name="Preformatted_20_Text" style:list-style-name="L43"/>
    <style:style style:name="P47" style:family="paragraph" style:parent-style-name="Preformatted_20_Text" style:list-style-name="L46"/>
    <style:style style:name="P48" style:family="paragraph" style:parent-style-name="Preformatted_20_Text" style:list-style-name="L47"/>
    <style:style style:name="P49" style:family="paragraph" style:parent-style-name="Preformatted_20_Text" style:list-style-name="L47">
      <style:text-properties officeooo:paragraph-rsid="00e72231"/>
    </style:style>
    <style:style style:name="P50" style:family="paragraph" style:parent-style-name="Preformatted_20_Text" style:list-style-name="L47">
      <style:text-properties officeooo:paragraph-rsid="00e8a0d7"/>
    </style:style>
    <style:style style:name="P51" style:family="paragraph" style:parent-style-name="Preformatted_20_Text" style:list-style-name="L47">
      <style:paragraph-properties fo:line-height="115%"/>
      <style:text-properties officeooo:paragraph-rsid="00e8a0d7"/>
    </style:style>
    <style:style style:name="P52" style:family="paragraph" style:parent-style-name="Preformatted_20_Text" style:list-style-name="L47">
      <style:paragraph-properties fo:line-height="150%"/>
    </style:style>
    <style:style style:name="P53" style:family="paragraph" style:parent-style-name="Standard" style:list-style-name="L1">
      <style:paragraph-properties fo:margin-top="0in" fo:margin-bottom="0in" style:contextual-spacing="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54" style:family="paragraph" style:parent-style-name="Standard" style:list-style-name="L2">
      <style:paragraph-properties fo:margin-top="0in" fo:margin-bottom="0in" style:contextual-spacing="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55" style:family="paragraph" style:parent-style-name="Standard" style:list-style-name="L3">
      <style:paragraph-properties fo:margin-top="0in" fo:margin-bottom="0in" style:contextual-spacing="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56" style:family="paragraph" style:parent-style-name="Standard">
      <style:paragraph-properties fo:margin-left="0in" fo:margin-right="0in" fo:margin-top="0in" fo:margin-bottom="0in" style:contextual-spacing="false" fo:text-indent="0in" style:auto-text-indent="false"/>
      <style:text-properties style:font-name="Corbel" fo:font-size="11pt" fo:language="en" fo:country="US" officeooo:paragraph-rsid="00e72231" style:font-size-asian="11pt" style:font-size-complex="11pt"/>
    </style:style>
    <style:style style:name="P57"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officeooo:paragraph-rsid="0005e96b" style:font-size-asian="11pt" style:font-size-complex="11pt"/>
    </style:style>
    <style:style style:name="P58" style:family="paragraph" style:parent-style-name="Text_20_body">
      <style:paragraph-properties fo:margin-top="0in" fo:margin-bottom="0in" style:contextual-spacing="false"/>
      <style:text-properties style:font-name="Corbel" fo:font-size="11pt" fo:language="en" fo:country="US" style:text-underline-style="solid" style:text-underline-width="auto" style:text-underline-color="font-color" fo:font-weight="bold" officeooo:paragraph-rsid="0005e96b" style:font-size-asian="11pt" style:font-weight-asian="bold" style:font-size-complex="11pt" style:font-weight-complex="bold"/>
    </style:style>
    <style:style style:name="P59" style:family="paragraph" style:parent-style-name="Text_20_body" style:list-style-name="L4">
      <style:paragraph-properties fo:margin-top="0in" fo:margin-bottom="0in" style:contextual-spacing="false"/>
      <style:text-properties style:font-name="Corbel" fo:font-size="11pt" fo:language="en" fo:country="US" officeooo:paragraph-rsid="0005e96b" style:font-size-asian="11pt" style:font-size-complex="11pt"/>
    </style:style>
    <style:style style:name="P60" style:family="paragraph" style:parent-style-name="Text_20_body" style:list-style-name="L5">
      <style:paragraph-properties fo:margin-top="0in" fo:margin-bottom="0in" style:contextual-spacing="false"/>
      <style:text-properties style:font-name="Corbel" fo:font-size="11pt" fo:language="en" fo:country="US" officeooo:paragraph-rsid="0005e96b" style:font-size-asian="11pt" style:font-size-complex="11pt"/>
    </style:style>
    <style:style style:name="P61" style:family="paragraph" style:parent-style-name="Text_20_body" style:list-style-name="L6">
      <style:paragraph-properties fo:margin-top="0in" fo:margin-bottom="0in" style:contextual-spacing="false"/>
      <style:text-properties style:font-name="Corbel" fo:font-size="11pt" fo:language="en" fo:country="US" officeooo:paragraph-rsid="0005e96b" style:font-size-asian="11pt" style:font-size-complex="11pt"/>
    </style:style>
    <style:style style:name="P62" style:family="paragraph" style:parent-style-name="Text_20_body" style:list-style-name="L7">
      <style:paragraph-properties fo:margin-top="0in" fo:margin-bottom="0in" style:contextual-spacing="false"/>
      <style:text-properties style:font-name="Corbel" fo:font-size="11pt" fo:language="en" fo:country="US" officeooo:paragraph-rsid="0005e96b" style:font-size-asian="11pt" style:font-size-complex="11pt"/>
    </style:style>
    <style:style style:name="P63" style:family="paragraph" style:parent-style-name="Text_20_body" style:list-style-name="L8">
      <style:paragraph-properties fo:margin-top="0in" fo:margin-bottom="0in" style:contextual-spacing="false"/>
      <style:text-properties style:font-name="Corbel" fo:font-size="11pt" fo:language="en" fo:country="US" officeooo:paragraph-rsid="0005e96b" style:font-size-asian="11pt" style:font-size-complex="11pt"/>
    </style:style>
    <style:style style:name="P64" style:family="paragraph" style:parent-style-name="Text_20_body" style:list-style-name="L9">
      <style:paragraph-properties fo:margin-top="0in" fo:margin-bottom="0in" style:contextual-spacing="false"/>
      <style:text-properties style:font-name="Corbel" fo:font-size="11pt" fo:language="en" fo:country="US" officeooo:paragraph-rsid="00d0f489" style:font-size-asian="11pt" style:font-size-complex="11pt"/>
    </style:style>
    <style:style style:name="P65" style:family="paragraph" style:parent-style-name="Text_20_body" style:list-style-name="L9">
      <style:paragraph-properties fo:margin-top="0in" fo:margin-bottom="0in" style:contextual-spacing="false"/>
      <style:text-properties style:font-name="Corbel" fo:font-size="11pt" fo:language="en" fo:country="US" officeooo:paragraph-rsid="0005e96b" style:font-size-asian="11pt" style:font-size-complex="11pt"/>
    </style:style>
    <style:style style:name="P66" style:family="paragraph" style:parent-style-name="Text_20_body" style:list-style-name="L10">
      <style:paragraph-properties fo:margin-top="0in" fo:margin-bottom="0in" style:contextual-spacing="false"/>
      <style:text-properties style:font-name="Corbel" fo:font-size="11pt" fo:language="en" fo:country="US" officeooo:paragraph-rsid="0005e96b" style:font-size-asian="11pt" style:font-size-complex="11pt"/>
    </style:style>
    <style:style style:name="P67" style:family="paragraph" style:parent-style-name="Text_20_body" style:list-style-name="L11">
      <style:paragraph-properties fo:margin-top="0in" fo:margin-bottom="0in" style:contextual-spacing="false"/>
      <style:text-properties style:font-name="Corbel" fo:font-size="11pt" fo:language="en" fo:country="US" officeooo:paragraph-rsid="0005e96b" style:font-size-asian="11pt" style:font-size-complex="11pt"/>
    </style:style>
    <style:style style:name="P68" style:family="paragraph" style:parent-style-name="Text_20_body" style:list-style-name="L12">
      <style:paragraph-properties fo:margin-top="0in" fo:margin-bottom="0in" style:contextual-spacing="false"/>
      <style:text-properties style:font-name="Corbel" fo:font-size="11pt" fo:language="en" fo:country="US" officeooo:paragraph-rsid="0005e96b" style:font-size-asian="11pt" style:font-size-complex="11pt"/>
    </style:style>
    <style:style style:name="P69" style:family="paragraph" style:parent-style-name="Text_20_body" style:list-style-name="L13">
      <style:paragraph-properties fo:margin-top="0in" fo:margin-bottom="0in" style:contextual-spacing="false"/>
      <style:text-properties style:font-name="Corbel" fo:font-size="11pt" fo:language="en" fo:country="US" officeooo:paragraph-rsid="0005e96b" style:font-size-asian="11pt" style:font-size-complex="11pt"/>
    </style:style>
    <style:style style:name="P70" style:family="paragraph" style:parent-style-name="Text_20_body" style:list-style-name="L14">
      <style:paragraph-properties fo:margin-top="0in" fo:margin-bottom="0in" style:contextual-spacing="false"/>
      <style:text-properties style:font-name="Corbel" fo:font-size="11pt" fo:language="en" fo:country="US" officeooo:paragraph-rsid="0005e96b" style:font-size-asian="11pt" style:font-size-complex="11pt"/>
    </style:style>
    <style:style style:name="P71" style:family="paragraph" style:parent-style-name="Text_20_body" style:list-style-name="L15">
      <style:paragraph-properties fo:margin-top="0in" fo:margin-bottom="0in" style:contextual-spacing="false"/>
      <style:text-properties style:font-name="Corbel" fo:font-size="11pt" fo:language="en" fo:country="US" officeooo:paragraph-rsid="0005e96b" style:font-size-asian="11pt" style:font-size-complex="11pt"/>
    </style:style>
    <style:style style:name="P72" style:family="paragraph" style:parent-style-name="Text_20_body" style:list-style-name="L16">
      <style:paragraph-properties fo:margin-top="0in" fo:margin-bottom="0in" style:contextual-spacing="false"/>
      <style:text-properties style:font-name="Corbel" fo:font-size="11pt" fo:language="en" fo:country="US" officeooo:paragraph-rsid="0005e96b" style:font-size-asian="11pt" style:font-size-complex="11pt"/>
    </style:style>
    <style:style style:name="P73" style:family="paragraph" style:parent-style-name="Text_20_body" style:list-style-name="L17">
      <style:paragraph-properties fo:margin-top="0in" fo:margin-bottom="0in" style:contextual-spacing="false"/>
      <style:text-properties style:font-name="Corbel" fo:font-size="11pt" fo:language="en" fo:country="US" officeooo:paragraph-rsid="0005e96b" style:font-size-asian="11pt" style:font-size-complex="11pt"/>
    </style:style>
    <style:style style:name="P74" style:family="paragraph" style:parent-style-name="Text_20_body" style:list-style-name="L18">
      <style:paragraph-properties fo:margin-top="0in" fo:margin-bottom="0in" style:contextual-spacing="false"/>
      <style:text-properties style:font-name="Corbel" fo:font-size="11pt" fo:language="en" fo:country="US" officeooo:paragraph-rsid="0005e96b" style:font-size-asian="11pt" style:font-size-complex="11pt"/>
    </style:style>
    <style:style style:name="P75" style:family="paragraph" style:parent-style-name="Text_20_body" style:list-style-name="L19">
      <style:paragraph-properties fo:margin-top="0in" fo:margin-bottom="0in" style:contextual-spacing="false"/>
      <style:text-properties style:font-name="Corbel" fo:font-size="11pt" fo:language="en" fo:country="US" officeooo:paragraph-rsid="0005e96b" style:font-size-asian="11pt" style:font-size-complex="11pt"/>
    </style:style>
    <style:style style:name="P76" style:family="paragraph" style:parent-style-name="Text_20_body" style:list-style-name="L20">
      <style:paragraph-properties fo:margin-top="0in" fo:margin-bottom="0in" style:contextual-spacing="false"/>
      <style:text-properties style:font-name="Corbel" fo:font-size="11pt" fo:language="en" fo:country="US" officeooo:paragraph-rsid="0005e96b" style:font-size-asian="11pt" style:font-size-complex="11pt"/>
    </style:style>
    <style:style style:name="P77" style:family="paragraph" style:parent-style-name="Text_20_body" style:list-style-name="L21">
      <style:paragraph-properties fo:margin-top="0in" fo:margin-bottom="0in" style:contextual-spacing="false"/>
      <style:text-properties style:font-name="Corbel" fo:font-size="11pt" fo:language="en" fo:country="US" officeooo:paragraph-rsid="0005e96b" style:font-size-asian="11pt" style:font-size-complex="11pt"/>
    </style:style>
    <style:style style:name="P78" style:family="paragraph" style:parent-style-name="Text_20_body" style:list-style-name="L22">
      <style:paragraph-properties fo:margin-top="0in" fo:margin-bottom="0in" style:contextual-spacing="false"/>
      <style:text-properties style:font-name="Corbel" fo:font-size="11pt" fo:language="en" fo:country="US" officeooo:paragraph-rsid="0005e96b" style:font-size-asian="11pt" style:font-size-complex="11pt"/>
    </style:style>
    <style:style style:name="P79" style:family="paragraph" style:parent-style-name="Text_20_body" style:list-style-name="L23">
      <style:paragraph-properties fo:margin-top="0in" fo:margin-bottom="0in" style:contextual-spacing="false"/>
      <style:text-properties style:font-name="Corbel" fo:font-size="11pt" fo:language="en" fo:country="US" officeooo:paragraph-rsid="0005e96b" style:font-size-asian="11pt" style:font-size-complex="11pt"/>
    </style:style>
    <style:style style:name="P80" style:family="paragraph" style:parent-style-name="Text_20_body" style:list-style-name="L24">
      <style:paragraph-properties fo:margin-top="0in" fo:margin-bottom="0in" style:contextual-spacing="false"/>
      <style:text-properties style:font-name="Corbel" fo:font-size="11pt" fo:language="en" fo:country="US" officeooo:paragraph-rsid="0005e96b" style:font-size-asian="11pt" style:font-size-complex="11pt"/>
    </style:style>
    <style:style style:name="P81" style:family="paragraph" style:parent-style-name="Text_20_body" style:list-style-name="L25">
      <style:paragraph-properties fo:margin-top="0in" fo:margin-bottom="0in" style:contextual-spacing="false"/>
      <style:text-properties style:font-name="Corbel" fo:font-size="11pt" fo:language="en" fo:country="US" officeooo:paragraph-rsid="0005e96b" style:font-size-asian="11pt" style:font-size-complex="11pt"/>
    </style:style>
    <style:style style:name="P82" style:family="paragraph" style:parent-style-name="Text_20_body" style:list-style-name="L26">
      <style:paragraph-properties fo:margin-top="0in" fo:margin-bottom="0in" style:contextual-spacing="false"/>
      <style:text-properties style:font-name="Corbel" fo:font-size="11pt" fo:language="en" fo:country="US" officeooo:paragraph-rsid="0005e96b" style:font-size-asian="11pt" style:font-size-complex="11pt"/>
    </style:style>
    <style:style style:name="P83" style:family="paragraph" style:parent-style-name="Text_20_body" style:list-style-name="L27">
      <style:paragraph-properties fo:margin-top="0in" fo:margin-bottom="0in" style:contextual-spacing="false"/>
      <style:text-properties style:font-name="Corbel" fo:font-size="11pt" fo:language="en" fo:country="US" officeooo:paragraph-rsid="0005e96b" style:font-size-asian="11pt" style:font-size-complex="11pt"/>
    </style:style>
    <style:style style:name="P84" style:family="paragraph" style:parent-style-name="Text_20_body" style:list-style-name="L28">
      <style:paragraph-properties fo:margin-top="0in" fo:margin-bottom="0in" style:contextual-spacing="false"/>
      <style:text-properties style:font-name="Corbel" fo:font-size="11pt" fo:language="en" fo:country="US" officeooo:paragraph-rsid="0005e96b" style:font-size-asian="11pt" style:font-size-complex="11pt"/>
    </style:style>
    <style:style style:name="P85" style:family="paragraph" style:parent-style-name="Text_20_body" style:list-style-name="L29">
      <style:paragraph-properties fo:margin-top="0in" fo:margin-bottom="0in" style:contextual-spacing="false"/>
      <style:text-properties style:font-name="Corbel" fo:font-size="11pt" fo:language="en" fo:country="US" officeooo:paragraph-rsid="0005e96b" style:font-size-asian="11pt" style:font-size-complex="11pt"/>
    </style:style>
    <style:style style:name="P86" style:family="paragraph" style:parent-style-name="Text_20_body" style:list-style-name="L29">
      <style:paragraph-properties fo:margin-top="0in" fo:margin-bottom="0in" style:contextual-spacing="false"/>
      <style:text-properties style:font-name="Corbel" fo:font-size="11pt" fo:language="en" fo:country="US" officeooo:paragraph-rsid="00de9333" style:font-size-asian="11pt" style:font-size-complex="11pt"/>
    </style:style>
    <style:style style:name="P87" style:family="paragraph" style:parent-style-name="Text_20_body" style:list-style-name="L30">
      <style:paragraph-properties fo:margin-top="0in" fo:margin-bottom="0in" style:contextual-spacing="false"/>
      <style:text-properties style:font-name="Corbel" fo:font-size="11pt" fo:language="en" fo:country="US" officeooo:paragraph-rsid="0005e96b" style:font-size-asian="11pt" style:font-size-complex="11pt"/>
    </style:style>
    <style:style style:name="P88" style:family="paragraph" style:parent-style-name="Text_20_body" style:list-style-name="L32">
      <style:paragraph-properties fo:margin-top="0in" fo:margin-bottom="0in" style:contextual-spacing="false"/>
      <style:text-properties style:font-name="Corbel" fo:font-size="11pt" fo:language="en" fo:country="US" officeooo:paragraph-rsid="0005e96b" style:font-size-asian="11pt" style:font-size-complex="11pt"/>
    </style:style>
    <style:style style:name="P89" style:family="paragraph" style:parent-style-name="Text_20_body" style:list-style-name="L34">
      <style:paragraph-properties fo:margin-top="0in" fo:margin-bottom="0in" style:contextual-spacing="false"/>
      <style:text-properties style:font-name="Corbel" fo:font-size="11pt" fo:language="en" fo:country="US" officeooo:paragraph-rsid="00de9333" style:font-size-asian="11pt" style:font-size-complex="11pt"/>
    </style:style>
    <style:style style:name="P90" style:family="paragraph" style:parent-style-name="Text_20_body" style:list-style-name="L34">
      <style:paragraph-properties fo:margin-top="0in" fo:margin-bottom="0in" style:contextual-spacing="false"/>
      <style:text-properties style:font-name="Corbel" fo:font-size="11pt" fo:language="en" fo:country="US" officeooo:paragraph-rsid="0005e96b" style:font-size-asian="11pt" style:font-size-complex="11pt"/>
    </style:style>
    <style:style style:name="P91" style:family="paragraph" style:parent-style-name="Text_20_body" style:list-style-name="L35">
      <style:paragraph-properties fo:margin-top="0in" fo:margin-bottom="0in" style:contextual-spacing="false"/>
      <style:text-properties style:font-name="Corbel" fo:font-size="11pt" fo:language="en" fo:country="US" officeooo:paragraph-rsid="0005e96b" style:font-size-asian="11pt" style:font-size-complex="11pt"/>
    </style:style>
    <style:style style:name="P92"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rsid="00de9333" officeooo:paragraph-rsid="00de9333" style:font-size-asian="11pt" style:font-weight-asian="bold" style:font-size-complex="11pt" style:font-weight-complex="bold"/>
    </style:style>
    <style:style style:name="P93"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rsid="00de9333" officeooo:paragraph-rsid="0005e96b" style:font-size-asian="11pt" style:font-weight-asian="bold" style:font-size-complex="11pt" style:font-weight-complex="bold"/>
    </style:style>
    <style:style style:name="P94" style:family="paragraph" style:parent-style-name="Text_20_body" style:list-style-name="L29">
      <style:paragraph-properties fo:margin-top="0in" fo:margin-bottom="0in" style:contextual-spacing="false"/>
      <style:text-properties style:font-name="Corbel" fo:font-size="11pt" fo:language="en" fo:country="US" fo:font-weight="normal" officeooo:paragraph-rsid="00de9333" style:font-size-asian="11pt" style:font-weight-asian="normal" style:font-size-complex="11pt" style:font-weight-complex="normal"/>
    </style:style>
    <style:style style:name="P95" style:family="paragraph" style:parent-style-name="Text_20_body" style:list-style-name="L31">
      <style:paragraph-properties fo:margin-top="0in" fo:margin-bottom="0in" style:contextual-spacing="false"/>
      <style:text-properties style:font-name="Corbel" fo:font-size="11pt" fo:language="en" fo:country="US" fo:font-weight="normal" officeooo:paragraph-rsid="0005e96b" style:font-size-asian="11pt" style:font-weight-asian="normal" style:font-size-complex="11pt" style:font-weight-complex="normal"/>
    </style:style>
    <style:style style:name="P96" style:family="paragraph" style:parent-style-name="Text_20_body" style:list-style-name="L33">
      <style:paragraph-properties fo:margin-top="0in" fo:margin-bottom="0in" style:contextual-spacing="false"/>
      <style:text-properties style:font-name="Corbel" fo:font-size="11pt" fo:language="en" fo:country="US" fo:font-weight="normal" officeooo:rsid="00de9333" officeooo:paragraph-rsid="0005e96b" style:font-size-asian="11pt" style:font-weight-asian="normal" style:font-size-complex="11pt" style:font-weight-complex="normal"/>
    </style:style>
    <style:style style:name="P97" style:family="paragraph" style:parent-style-name="Text_20_body" style:list-style-name="L25">
      <style:paragraph-properties fo:margin-top="0in" fo:margin-bottom="0in" style:contextual-spacing="false"/>
      <style:text-properties style:font-name="Corbel" fo:font-size="11pt" officeooo:paragraph-rsid="0005e96b"/>
    </style:style>
    <style:style style:name="P98"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name-asian="Noto Serif CJK SC" style:font-size-asian="16pt" style:font-weight-asian="bold" style:font-name-complex="Lohit Devanagari1" style:font-size-complex="16pt" style:font-weight-complex="bold"/>
    </style:style>
    <style:style style:name="P9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normal" officeooo:paragraph-rsid="0005e96b" style:font-size-asian="11pt" style:font-size-complex="11pt"/>
    </style:style>
    <style:style style:name="P100" style:family="paragraph" style:parent-style-name="Text_20_body" style:list-style-name="L36">
      <style:paragraph-properties fo:margin-top="0in" fo:margin-bottom="0in" style:contextual-spacing="false"/>
      <style:text-properties officeooo:paragraph-rsid="00e0024a"/>
    </style:style>
    <style:style style:name="P101" style:family="paragraph" style:parent-style-name="Text_20_body" style:list-style-name="L37">
      <style:paragraph-properties fo:margin-top="0in" fo:margin-bottom="0in" style:contextual-spacing="false"/>
      <style:text-properties officeooo:paragraph-rsid="00e0024a"/>
    </style:style>
    <style:style style:name="P102" style:family="paragraph" style:parent-style-name="Text_20_body" style:list-style-name="L38"/>
    <style:style style:name="P103" style:family="paragraph" style:parent-style-name="Text_20_body" style:list-style-name="L39"/>
    <style:style style:name="P104" style:family="paragraph" style:parent-style-name="Text_20_body" style:list-style-name="L40"/>
    <style:style style:name="P105" style:family="paragraph" style:parent-style-name="Text_20_body" style:list-style-name="L40">
      <style:text-properties officeooo:paragraph-rsid="00e23734"/>
    </style:style>
    <style:style style:name="P106" style:family="paragraph" style:parent-style-name="Text_20_body" style:list-style-name="L41">
      <style:text-properties officeooo:paragraph-rsid="00e23734"/>
    </style:style>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5"/>
    <style:style style:name="P111" style:family="paragraph" style:parent-style-name="Text_20_body" style:list-style-name="L46"/>
    <style:style style:name="P112" style:family="paragraph" style:parent-style-name="Text_20_body" style:list-style-name="L47"/>
    <style:style style:name="P113" style:family="paragraph" style:parent-style-name="Text_20_body" style:list-style-name="L47">
      <style:text-properties officeooo:paragraph-rsid="00e72231"/>
    </style:style>
    <style:style style:name="P114" style:family="paragraph" style:parent-style-name="Text_20_body" style:list-style-name="L47">
      <style:paragraph-properties fo:line-height="115%"/>
      <style:text-properties officeooo:paragraph-rsid="00e72231"/>
    </style:style>
    <style:style style:name="P115" style:family="paragraph" style:parent-style-name="Text_20_body" style:list-style-name="L48"/>
    <style:style style:name="P116" style:family="paragraph" style:parent-style-name="Text_20_body" style:list-style-name="L49"/>
    <style:style style:name="T1" style:family="text">
      <style:text-properties fo:language="en" fo:country="US" style:language-asian="zxx" style:country-asian="none" style:language-complex="zxx" style:country-complex="none"/>
    </style:style>
    <style:style style:name="T2" style:family="text">
      <style:text-properties fo:language="en" fo:country="US" style:font-size-asian="11pt" style:font-size-complex="11pt"/>
    </style:style>
    <style:style style:name="T3" style:family="text">
      <style:text-properties loext:padding="0in" loext:border="none"/>
    </style:style>
    <style:style style:name="T4" style:family="text">
      <style:text-properties fo:color="#0000ff" loext:opacity="100%" style:font-name="Consolas" fo:font-size="10pt"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 style:family="text">
      <style:text-properties fo:color="#0000ff" loext:opacity="100%" style:font-name="Consolas" fo:font-size="10pt" fo:language="en" fo:country="US"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 style:family="text">
      <style:text-properties fo:color="#0000ff" loext:opacity="100%" style:font-name="S hne" fo:font-size="12pt" fo:language="en" fo:country="US"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 style:family="text">
      <style:text-properties fo:font-variant="normal" fo:text-transform="none" fo:color="#0000ff" loext:opacity="100%" style:font-name="Consolas" fo:font-size="10pt" fo:letter-spacing="normal"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 style:family="text">
      <style:text-properties fo:font-variant="normal" fo:text-transform="none" fo:color="#0000ff" loext:opacity="100%" style:font-name="Consolas"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0" style:family="text">
      <style:text-properties fo:font-variant="normal" fo:text-transform="none" fo:color="#0000ff" loext:opacity="100%" style:font-name="Corbel" fo:font-size="10pt" fo:letter-spacing="normal"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 style:family="text">
      <style:text-properties fo:font-variant="normal" fo:text-transform="none" fo:color="#0000ff" loext:opacity="100%" style:font-name="Corbel"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 style:family="text">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807f2a" fo:background-color="transparent" loext:char-shading-value="0" style:font-name-asian="Noto Serif CJK SC" style:font-size-asian="16pt" style:language-asian="zxx" style:country-asian="none" style:font-weight-asian="bold" style:font-name-complex="Lohit Devanagari1" style:font-size-complex="16pt" style:language-complex="zxx" style:country-complex="none" style:font-weight-complex="bold" loext:padding="0in" loext:border="none"/>
    </style:style>
    <style:style style:name="T14" style:family="text">
      <style:text-properties fo:font-variant="normal" fo:text-transform="none" style:use-window-font-color="true" loext:opacity="0%" style:font-name="Corbel" fo:letter-spacing="normal" fo:font-style="normal" style:text-underline-style="none" fo:font-weight="normal" officeooo:rsid="0005e96b" fo:background-color="transparent" loext:char-shading-value="0" style:language-asian="zxx" style:country-asian="none" style:font-weight-asian="normal" style:language-complex="zxx" style:country-complex="none" style:font-weight-complex="normal"/>
    </style:style>
    <style:style style:name="T15" style:family="text">
      <style:text-properties fo:font-variant="normal" fo:text-transform="none" style:use-window-font-color="true" loext:opacity="0%" style:font-name="Corbel" fo:letter-spacing="normal" fo:font-style="normal" style:text-underline-style="none" fo:font-weight="normal" officeooo:rsid="0005e96b" fo:background-color="transparent" loext:char-shading-value="0" style:language-asian="zxx" style:country-asian="none" style:font-weight-asian="normal" style:language-complex="zxx" style:country-complex="none" style:font-weight-complex="normal" loext:padding="0.0193in" loext:border="0.06pt solid #d9d9e3"/>
    </style:style>
    <style:style style:name="T16" style:family="text">
      <style:text-properties fo:font-variant="normal" fo:text-transform="none" style:use-window-font-color="true" loext:opacity="0%" style:font-name="Corbel" fo:letter-spacing="normal" fo:font-style="normal" style:text-underline-style="none" fo:font-weight="normal" officeooo:rsid="001b7a7f" fo:background-color="transparent" loext:char-shading-value="0" style:language-asian="zxx" style:country-asian="none" style:font-weight-asian="normal" style:language-complex="zxx" style:country-complex="none" style:font-weight-complex="normal"/>
    </style:style>
    <style:style style:name="T17" style:family="text">
      <style:text-properties fo:font-variant="normal" fo:text-transform="none" style:use-window-font-color="true" loext:opacity="0%" style:font-name="Corbel" fo:letter-spacing="normal"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18" style:family="text">
      <style:text-properties fo:font-variant="normal" fo:text-transform="none" style:use-window-font-color="true" loext:opacity="0%" style:font-name="Corbel"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 style:family="text">
      <style:text-properties fo:font-variant="normal" fo:text-transform="none" style:use-window-font-color="true" loext:opacity="0%" style:font-name="Corbel" fo:font-size="11pt" fo:letter-spacing="normal" fo:language="en" fo:country="US" fo:font-style="normal" style:text-underline-style="none" fo:font-weight="normal" officeooo:rsid="00e0024a" fo:background-color="transparent" loext:char-shading-value="0" style:font-name-asian="Noto Serif CJK SC" style:font-size-asian="11pt" style:language-asian="zxx" style:country-asian="none" style:font-weight-asian="normal" style:font-name-complex="Lohit Devanagari1" style:font-size-complex="11pt" style:language-complex="zxx" style:country-complex="none" style:font-weight-complex="normal" loext:padding="0in" loext:border="none"/>
    </style:style>
    <style:style style:name="T20"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0024a"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1"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07656"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2"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23734"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3" style:family="text">
      <style:text-properties fo:font-variant="normal" fo:text-transform="none" style:use-window-font-color="true" loext:opacity="0%" style:font-name="Corbel" fo:font-size="11pt" fo:letter-spacing="normal" fo:font-style="normal" style:text-underline-style="none" fo:font-weight="normal" officeooo:rsid="00e0024a" fo:background-color="transparent" loext:char-shading-value="0" style:font-name-asian="Noto Serif CJK SC" style:font-size-asian="11pt" style:language-asian="zxx" style:country-asian="none" style:font-weight-asian="normal" style:font-name-complex="Lohit Devanagari1" style:font-size-complex="11pt" style:language-complex="zxx" style:country-complex="none" style:font-weight-complex="normal" loext:padding="0in" loext:border="none"/>
    </style:style>
    <style:style style:name="T24" style:family="text">
      <style:text-properties fo:font-variant="normal" fo:text-transform="none" style:use-window-font-color="true" loext:opacity="0%" style:font-name="Corbel" fo:font-size="11pt" fo:letter-spacing="normal"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5" style:family="text">
      <style:text-properties fo:font-variant="normal" fo:text-transform="none" style:use-window-font-color="true" loext:opacity="0%" style:font-name="Chilanka" fo:letter-spacing="normal" fo:font-style="normal" fo:font-weight="normal" officeooo:rsid="00e72231" fo:background-color="transparent" loext:char-shading-value="0" style:language-asian="zxx" style:country-asian="none" style:font-weight-asian="normal" style:language-complex="zxx" style:country-complex="none" style:font-weight-complex="normal" loext:padding="0in" loext:border="none"/>
    </style:style>
    <style:style style:name="T26" style:family="text">
      <style:text-properties fo:font-variant="normal" fo:text-transform="none" style:use-window-font-color="true" loext:opacity="0%" style:font-name="Chilanka" fo:letter-spacing="normal" fo:font-style="normal"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27" style:family="text">
      <style:text-properties fo:font-variant="normal" fo:text-transform="none" style:use-window-font-color="true" loext:opacity="0%" style:font-name="Chilanka" fo:letter-spacing="normal" fo:font-style="normal" fo:font-weight="normal" officeooo:rsid="00d0cbfb" fo:background-color="transparent" loext:char-shading-value="0" style:language-asian="zxx" style:country-asian="none" style:font-weight-asian="normal" style:language-complex="zxx" style:country-complex="none" style:font-weight-complex="normal" loext:padding="0in" loext:border="none"/>
    </style:style>
    <style:style style:name="T28" style:family="text">
      <style:text-properties fo:font-variant="normal" fo:text-transform="none" fo:color="#0f0f0f" loext:opacity="100%" style:font-name="Corbel" fo:font-size="11pt" fo:letter-spacing="normal" fo:language="en" fo:country="US" fo:font-style="normal" style:text-underline-style="none" fo:font-weight="normal" style:font-size-asian="11pt" style:font-size-complex="11pt"/>
    </style:style>
    <style:style style:name="T29" style:family="text">
      <style:text-properties fo:font-variant="normal" fo:text-transform="none" fo:color="#0f0f0f" loext:opacity="100%" style:font-name="Corbel" fo:letter-spacing="normal" fo:font-style="normal" style:text-underline-style="none" fo:font-weight="normal" officeooo:rsid="001b7a7f" fo:background-color="transparent" loext:char-shading-value="0" style:language-asian="zxx" style:country-asian="none" style:font-weight-asian="bold" style:language-complex="zxx" style:country-complex="none" style:font-weight-complex="bold"/>
    </style:style>
    <style:style style:name="T30" style:family="text">
      <style:text-properties fo:font-variant="normal" fo:text-transform="none" fo:color="#111827" loext:opacity="100%" fo:letter-spacing="normal" fo:language="en" fo:country="US" fo:font-style="normal" fo:font-weight="bold" style:font-size-asian="11pt" style:font-weight-asian="bold" style:font-size-complex="11pt" style:font-weight-complex="bold"/>
    </style:style>
    <style:style style:name="T31" style:family="text">
      <style:text-properties fo:font-weight="bold" style:font-weight-asian="bold" style:font-weight-complex="bold"/>
    </style:style>
    <style:style style:name="T32" style:family="text">
      <style:text-properties fo:font-weight="bold" officeooo:rsid="00dda409" style:font-weight-asian="bold" style:font-weight-complex="bold"/>
    </style:style>
    <style:style style:name="T33" style:family="text">
      <style:text-properties officeooo:rsid="00d0cbfb" loext:padding="0in" loext:border="none"/>
    </style:style>
    <style:style style:name="T34" style:family="text">
      <style:text-properties officeooo:rsid="00d31213"/>
    </style:style>
    <style:style style:name="T35" style:family="text">
      <style:text-properties style:font-name="Corbel" fo:font-size="11pt"/>
    </style:style>
    <style:style style:name="T36" style:family="text">
      <style:text-properties officeooo:rsid="00dda409"/>
    </style:style>
    <style:style style:name="T37" style:family="text">
      <style:text-properties officeooo:rsid="00de933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3">Chapter <text:s/>2 <text:s/></text:span><text:span text:style-name="T3">Primitive Types and Declarations</text:span></text:p>
      <text:p text:style-name="P1"/>
      <text:p text:style-name="P11">Writing Clear Code in Go:</text:p>
      <text:p text:style-name="P9"/>
      <text:list xml:id="list3082974838" text:style-name="L1">
        <text:list-item>
          <text:p text:style-name="P53">Principle of Clarity:</text:p>
          <text:list>
            <text:list-item>
              <text:p text:style-name="P53">The overriding principle is to write programs in a way that makes intentions clear.</text:p>
            </text:list-item>
            <text:list-item>
              <text:p text:style-name="P53">Throughout the exploration of Go's features, the focus is on clarity in code.</text:p>
            </text:list-item>
          </text:list>
        </text:list-item>
      </text:list>
      <text:p text:style-name="P10"/>
      <text:p text:style-name="P11">Primitive Types and Variables:</text:p>
      <text:p text:style-name="P10"/>
      <text:list xml:id="list3573057552" text:style-name="L2">
        <text:list-item>
          <text:p text:style-name="P54">Introduction:</text:p>
          <text:list>
            <text:list-item>
              <text:p text:style-name="P54">Go has primitive types similar to other languages: booleans, integers, floats, and strings.</text:p>
            </text:list-item>
            <text:list-item>
              <text:p text:style-name="P54">Go may handle these types differently, and there are subtle differences compared to other languages.</text:p>
            </text:list-item>
          </text:list>
        </text:list-item>
      </text:list>
      <text:p text:style-name="P10"/>
      <text:p text:style-name="P10"/>
      <text:p text:style-name="P11">The Zero Value:</text:p>
      <text:p text:style-name="P11"/>
      <text:list xml:id="list1379014682" text:style-name="L3">
        <text:list-item>
          <text:p text:style-name="P55">Default Assignment:</text:p>
          <text:list>
            <text:list-item>
              <text:p text:style-name="P55">Go assigns a default zero value to any variable declared but not assigned a value.</text:p>
            </text:list-item>
            <text:list-item>
              <text:p text:style-name="P55">Explicit zero values enhance code clarity.</text:p>
            </text:list-item>
            <text:list-item>
              <text:p text:style-name="P55">This practice eliminates a source of bugs found in languages like C and C++.</text:p>
            </text:list-item>
          </text:list>
        </text:list-item>
      </text:list>
      <text:p text:style-name="P10"/>
      <text:p text:style-name="P2"><text:span text:style-name="Source_20_Text"><text:span text:style-name="T7">var count int <text:s text:c="4"/>// Zero value of int is 0</text:span></text:span></text:p>
      <text:p text:style-name="P2"><text:span text:style-name="Source_20_Text"><text:span text:style-name="T7">var isActive bool // Zero value of bool is false</text:span></text:span></text:p>
      <text:p text:style-name="P2"><text:span text:style-name="Source_20_Text"><text:span text:style-name="T7"/></text:span></text:p>
      <text:p text:style-name="P2"><text:span text:style-name="Source_20_Text"><text:span text:style-name="T29">In summary, the focus in Go is on writing clear and explicit code. The concept of zero values is highlighted as a way to enhance clarity and avoid potential bugs that may arise in other languages.</text:span></text:span></text:p>
      <text:p text:style-name="P2"><text:span text:style-name="Source_20_Text"><text:span text:style-name="T7"/></text:span></text:p>
      <text:p text:style-name="P2"><text:span text:style-name="Source_20_Text"><text:span text:style-name="T7"/></text:span></text:p>
      <text:p text:style-name="P2"><text:span text:style-name="Source_20_Text"><text:span text:style-name="T7"/></text:span></text:p>
      <text:p text:style-name="P6">Literals</text:p>
      <text:p text:style-name="P5"><text:line-break/><text:span text:style-name="T28">In Go, a literal is a written representation of a number, character, or string. There are four common types of literals in Go programs, with a fifth type reserved for complex numbers, which we'll discuss separately.</text:span></text:p>
      <text:p text:style-name="P24"/>
      <text:p text:style-name="P20">1. Integer Literals:</text:p>
      <text:p text:style-name="P24"/>
      <text:p text:style-name="P24">Integer literals are sequences of numbers.</text:p>
      <text:p text:style-name="P24">They are typically in base ten but can have different prefixes for other bases.</text:p>
      <text:p text:style-name="P24"/>
      <text:p text:style-name="P2"><text:span text:style-name="Source_20_Text"><text:span text:style-name="T7">42 <text:s text:c="6"/>// Base ten integer</text:span></text:span></text:p>
      <text:p text:style-name="P2"><text:span text:style-name="Source_20_Text"><text:span text:style-name="T7">0b1010 <text:s text:c="2"/>// Binary (base two) - equivalent to 10 in base ten</text:span></text:span></text:p>
      <text:p text:style-name="P2"><text:span text:style-name="Source_20_Text"><text:span text:style-name="T7">0o777 <text:s text:c="3"/>// Octal (base eight) - equivalent to 511 in base ten</text:span></text:span></text:p>
      <text:p text:style-name="P2"><text:span text:style-name="Source_20_Text"><text:span text:style-name="T7">0xFF <text:s text:c="4"/>// Hexadecimal (base sixteen) - equivalent to 255 in base ten</text:span></text:span></text:p>
      <text:p text:style-name="P24"/>
      <text:p text:style-name="P23">Underscores in Integer Literals:</text:p>
      <text:p text:style-name="P24"/>
      <text:p text:style-name="P24">Underscores can be used in integer literals to improve readability.</text:p>
      <text:p text:style-name="P24"/>
      <text:p text:style-name="P2"><text:span text:style-name="Source_20_Text"><text:span text:style-name="T7">1_000 <text:s text:c="8"/>// 1000 (base ten)</text:span></text:span></text:p>
      <text:p text:style-name="P2"><text:span text:style-name="Source_20_Text"><text:span text:style-name="T7">0b1010_1100 <text:s text:c="2"/>// 172 (base ten)</text:span></text:span></text:p>
      <text:p text:style-name="P2"><text:span text:style-name="Source_20_Text"><text:span text:style-name="T7">0o777_444 <text:s text:c="4"/>// 409340 (base ten)</text:span></text:span></text:p>
      <text:p text:style-name="P2"><text:span text:style-name="Source_20_Text"><text:span text:style-name="T7">0xAB_CD_EF <text:s text:c="3"/>// 11259375 (base ten)</text:span></text:span></text:p>
      <text:p text:style-name="P23"><text:soft-page-break/>Note on Octal Literals:</text:p>
      <text:p text:style-name="P24"/>
      <text:p text:style-name="P24">Avoid using a leading 0 without a letter, as it can represent an octal literal and might be confusing.</text:p>
      <text:p text:style-name="P24"/>
      <text:p text:style-name="P2"><text:span text:style-name="Source_20_Text"><text:span text:style-name="T7">// Avoid this:</text:span></text:span></text:p>
      <text:p text:style-name="P2"><text:span text:style-name="Source_20_Text"><text:span text:style-name="T7">0123 <text:s/>// Octal literal (equivalent to 83 in base ten)</text:span></text:span></text:p>
      <text:p text:style-name="P24"/>
      <text:p text:style-name="P23">Guidelines for Underscores:</text:p>
      <text:p text:style-name="P24"/>
      <text:p text:style-name="P24">Underscores can't be at the beginning or end of numbers.</text:p>
      <text:p text:style-name="P24">They can't be placed next to each other.</text:p>
      <text:p text:style-name="P24">Use underscores to break up long numbers, improving readability.</text:p>
      <text:p text:style-name="P24"/>
      <text:p text:style-name="P2"><text:span text:style-name="Source_20_Text"><text:span text:style-name="T7">1_000_000 <text:s text:c="2"/>// One million (base ten)</text:span></text:span></text:p>
      <text:p text:style-name="P2"><text:span text:style-name="Source_20_Text"><text:span text:style-name="T10"/></text:span></text:p>
      <text:p text:style-name="P2"><text:span text:style-name="Source_20_Text"><text:span text:style-name="T14">In summary, integer literals in Go can be written in various bases, and underscores can be used for readability, especially in long numbers. Underscores have no impact on the actual value and should be used thoughtfully to enhance code readability.</text:span></text:span></text:p>
      <text:p text:style-name="P36"/>
      <text:p text:style-name="P24"/>
      <text:p text:style-name="P24"/>
      <text:p text:style-name="P20">2. Floating Point Literals:</text:p>
      <text:p text:style-name="P20"/>
      <text:p text:style-name="P3"><text:span text:style-name="Source_20_Text"><text:span text:style-name="T7">3.14 <text:s text:c="2"/>// Regular floating point literal</text:span></text:span></text:p>
      <text:p text:style-name="P3"><text:span text:style-name="Source_20_Text"><text:span text:style-name="T10"/></text:span></text:p>
      <text:p text:style-name="P3"><text:span text:style-name="Source_20_Text"><text:span text:style-name="T14">Can have an exponent specified with the letter </text:span></text:span><text:span text:style-name="Source_20_Text"><text:span text:style-name="T15">e</text:span></text:span><text:span text:style-name="Source_20_Text"><text:span text:style-name="T14"> and a positive or negative number.</text:span></text:span></text:p>
      <text:p text:style-name="P3"><text:span text:style-name="Source_20_Text"><text:span text:style-name="T10"/></text:span></text:p>
      <text:p text:style-name="P3"><text:span text:style-name="Source_20_Text"><text:span text:style-name="T7">6.03e23 <text:s text:c="2"/>// Floating point with exponent</text:span></text:span></text:p>
      <text:p text:style-name="P3"><text:span text:style-name="Source_20_Text"><text:span text:style-name="T10"/></text:span></text:p>
      <text:p text:style-name="P27">Hexadecimal Representation:</text:p>
      <text:p text:style-name="P27">Possible using the 0x prefix and the letter p for indicating any exponent.</text:p>
      <text:p text:style-name="P27"/>
      <text:p text:style-name="P3"><text:span text:style-name="Source_20_Text"><text:span text:style-name="T7">0x1.47ae14p10 <text:s/>// Hexadecimal floating point</text:span></text:span></text:p>
      <text:p text:style-name="P3"><text:span text:style-name="Source_20_Text"><text:span text:style-name="T10"/></text:span></text:p>
      <text:p text:style-name="P27">Like integer literals, underscores can be used to format floating point literals.</text:p>
      <text:p text:style-name="P27"/>
      <text:p text:style-name="P3"><text:span text:style-name="Source_20_Text"><text:span text:style-name="T7">1_000.0 <text:s text:c="2"/>// 1000.0 (base ten)</text:span></text:span></text:p>
      <text:p text:style-name="P27"/>
      <text:p text:style-name="P27"/>
      <text:p text:style-name="P27"/>
      <text:p text:style-name="P27"/>
      <text:p text:style-name="P20">3. Rune Literals:</text:p>
      <text:p text:style-name="P27"/>
      <text:p text:style-name="P24">Represent characters and are surrounded by single quotes.</text:p>
      <text:p text:style-name="P24"/>
      <text:p text:style-name="P2"><text:span text:style-name="Source_20_Text"><text:span text:style-name="T7">'a' <text:s text:c="2"/>// Single Unicode character</text:span></text:span></text:p>
      <text:p text:style-name="P24"/>
      <text:p text:style-name="P24">Various Forms:</text:p>
      <text:p text:style-name="P24"/>
      <text:p text:style-name="P24">Can be written as single Unicode characters, 8-bit octal numbers, 8-bit hexadecimal numbers, 16-bit hexadecimal numbers, or 32-bit Unicode numbers.</text:p>
      <text:p text:style-name="P24"><text:soft-page-break/></text:p>
      <text:p text:style-name="P2"><text:span text:style-name="Source_20_Text"><text:span text:style-name="T7">'\141' <text:s text:c="6"/>// 8-bit octal number</text:span></text:span></text:p>
      <text:p text:style-name="P2"><text:span text:style-name="Source_20_Text"><text:span text:style-name="T7">'\x61' <text:s text:c="6"/>// 8-bit hexadecimal number</text:span></text:span></text:p>
      <text:p text:style-name="P2"><text:span text:style-name="Source_20_Text"><text:span text:style-name="T7">'\u0061' <text:s text:c="4"/>// 16-bit hexadecimal number</text:span></text:span></text:p>
      <text:p text:style-name="P2"><text:span text:style-name="Source_20_Text"><text:span text:style-name="T7">'\U00000061' // 32-bit Unicode number</text:span></text:span></text:p>
      <text:p text:style-name="P24"/>
      <text:p text:style-name="P24"/>
      <text:p text:style-name="P23">Common Backslash Escapes:</text:p>
      <text:p text:style-name="P24"/>
      <text:p text:style-name="P24">Useful backslash escaped rune literals:</text:p>
      <text:p text:style-name="P24"/>
      <text:p text:style-name="P2"><text:span text:style-name="Source_20_Text"><text:span text:style-name="T7">'\n' <text:s/>// Newline</text:span></text:span></text:p>
      <text:p text:style-name="P2"><text:span text:style-name="Source_20_Text"><text:span text:style-name="T7">'\t' <text:s/>// Tab</text:span></text:span></text:p>
      <text:p text:style-name="P2"><text:span text:style-name="Source_20_Text"><text:span text:style-name="T7">'\'' <text:s/>// Single quote</text:span></text:span></text:p>
      <text:p text:style-name="P2"><text:span text:style-name="Source_20_Text"><text:span text:style-name="T7">'\"' <text:s/>// Double quote</text:span></text:span></text:p>
      <text:p text:style-name="P2"><text:span text:style-name="Source_20_Text"><text:span text:style-name="T7">'\\' <text:s/>// Backslash</text:span></text:span></text:p>
      <text:p text:style-name="P24"/>
      <text:p text:style-name="P24"/>
      <text:p text:style-name="P24">Practical Recommendations:</text:p>
      <text:p text:style-name="P24"/>
      <text:list xml:id="list167826229" text:style-name="L4">
        <text:list-item>
          <text:p text:style-name="P59">Use base ten to represent number literals.</text:p>
        </text:list-item>
        <text:list-item>
          <text:p text:style-name="P59">Avoid using hexadecimal escapes for rune literals unless necessary.</text:p>
        </text:list-item>
        <text:list-item>
          <text:p text:style-name="P59">Octal representations are rare and mostly used for POSIX permission flag values (e.g., 0o777 for rwxrwxrwx).</text:p>
        </text:list-item>
      </text:list>
      <text:p text:style-name="P25"/>
      <text:p text:style-name="P25"/>
      <text:p text:style-name="P25"/>
      <text:h text:style-name="P19" text:outline-level="3">4. String Literals</text:h>
      <text:p text:style-name="P24"/>
      <text:p text:style-name="P24">Interpreted String Literals (Double Quotes):</text:p>
      <text:p text:style-name="P24"/>
      <text:list xml:id="list3473587590" text:style-name="L5">
        <text:list-item>
          <text:p text:style-name="P60">Created using double quotes.</text:p>
        </text:list-item>
        <text:list-item>
          <text:p text:style-name="P60">Contain zero or more rune literals.</text:p>
        </text:list-item>
        <text:list-item>
          <text:p text:style-name="P60">Some characters need to be escaped, such as backslashes, newlines, and double quotes.</text:p>
        </text:list-item>
      </text:list>
      <text:p text:style-name="P24"/>
      <text:p text:style-name="P2"><text:span text:style-name="Source_20_Text"><text:span text:style-name="T7">"Greetings and\n\"Salutations\""</text:span></text:span></text:p>
      <text:p text:style-name="P24"/>
      <text:p text:style-name="P24">Raw String Literals (Backquotes):</text:p>
      <text:p text:style-name="P24"/>
      <text:list xml:id="list2836438153" text:style-name="L6">
        <text:list-item>
          <text:p text:style-name="P61">Created using backquotes (`).</text:p>
        </text:list-item>
        <text:list-item>
          <text:p text:style-name="P61">Can contain any literal character except a backquote.</text:p>
        </text:list-item>
        <text:list-item>
          <text:p text:style-name="P61">Useful when including backslashes, double quotes, or newlines in a string.</text:p>
        </text:list-item>
      </text:list>
      <text:p text:style-name="P24"/>
      <text:p text:style-name="P4"><text:span text:style-name="Source_20_Text"><text:span text:style-name="T7">`Greetings and</text:span></text:span></text:p>
      <text:p text:style-name="P4"><text:span text:style-name="Source_20_Text"><text:span text:style-name="T7">"Salutations"`</text:span></text:span></text:p>
      <text:p text:style-name="P24"/>
      <text:p text:style-name="P24"/>
      <text:p text:style-name="P24"/>
      <text:p text:style-name="P21">Untyped Literals:</text:p>
      <text:p text:style-name="P24"/>
      <text:list xml:id="list333483840" text:style-name="L7">
        <text:list-item>
          <text:p text:style-name="P62">Untyped Nature:</text:p>
          <text:list>
            <text:list-item>
              <text:p text:style-name="P62">Literals in Go are untyped, allowing them to interact with any compatible variable.</text:p>
            </text:list-item>
          </text:list>
        </text:list-item>
      </text:list>
      <text:p text:style-name="P24"/>
      <text:p text:style-name="P2"><text:soft-page-break/><text:span text:style-name="Source_20_Text"><text:span text:style-name="T7">var a int = 42</text:span></text:span></text:p>
      <text:p text:style-name="P2"><text:span text:style-name="Source_20_Text"><text:span text:style-name="T7">var b float64 = 3.14</text:span></text:span></text:p>
      <text:p text:style-name="P2"><text:span text:style-name="Source_20_Text"><text:span text:style-name="T7">result := a + b // Valid, because literals are untyped</text:span></text:span></text:p>
      <text:p text:style-name="P2"><text:span text:style-name="Source_20_Text"><text:span text:style-name="T10"/></text:span></text:p>
      <text:p text:style-name="P2"><text:span text:style-name="Source_20_Text"><text:span text:style-name="T10"/></text:span></text:p>
      <text:p text:style-name="P2"><text:span text:style-name="Source_20_Text"><text:span text:style-name="T10"/></text:span></text:p>
      <text:p text:style-name="P21">Limitations:</text:p>
      <text:p text:style-name="P24"/>
      <text:list xml:id="list1782605159" text:style-name="L8">
        <text:list-item>
          <text:p text:style-name="P63">You can't assign a literal string to a variable with a numeric type or a literal number to a string variable.</text:p>
        </text:list-item>
        <text:list-item>
          <text:p text:style-name="P63">Float literals can't be assigned to int variables, and vice versa.</text:p>
        </text:list-item>
        <text:list-item>
          <text:p text:style-name="P63">Compiler flags these cases as errors.</text:p>
        </text:list-item>
      </text:list>
      <text:p text:style-name="P24"/>
      <text:p text:style-name="P2"><text:span text:style-name="Source_20_Text"><text:span text:style-name="T7">var x int = "hello" <text:s text:c="2"/>// Compile-time error: cannot assign string literal to int variable</text:span></text:span></text:p>
      <text:p text:style-name="P2"/>
      <text:p text:style-name="P2"/>
      <text:p text:style-name="P21">Size Limitations:</text:p>
      <text:p text:style-name="P2"/>
      <text:p text:style-name="P24">While you can write numeric literals larger than any integer can hold, assigning them to variables with size limitations results in a compile-time error.</text:p>
      <text:p text:style-name="P2"><text:span text:style-name="Source_20_Text"><text:span text:style-name="T11"/></text:span></text:p>
      <text:p text:style-name="P24"><text:span text:style-name="Source_20_Text"><text:span text:style-name="T7">var y byte = 1000 <text:s text:c="2"/>// Compile-time error: overflow</text:span></text:span></text:p>
      <text:p text:style-name="P24"/>
      <text:p text:style-name="P24"/>
      <text:p text:style-name="P21">Default Type for Untyped Literals:</text:p>
      <text:p text:style-name="P24"/>
      <text:p text:style-name="P24">When a literal is not explicitly assigned to a variable, it defaults to a type.</text:p>
      <text:p text:style-name="P24">Compiler infers the type based on the context.</text:p>
      <text:p text:style-name="P24"/>
      <text:p text:style-name="P24"><text:span text:style-name="Source_20_Text"><text:span text:style-name="T7">const c = 42 <text:s text:c="2"/>// Default type is int</text:span></text:span></text:p>
      <text:p text:style-name="P24"/>
      <text:p text:style-name="P24">In summary, Go literals are untyped, providing flexibility in assignments and expressions. They can interact with variables of compatible types, and the default type is inferred by the compiler based on the context. Understanding the limitations and behaviors of literals is crucial for writing correct and efficient Go code.</text:p>
      <text:p text:style-name="P24"/>
      <text:p text:style-name="P24"/>
      <text:p text:style-name="P7">Booleans in Go:</text:p>
      <text:p text:style-name="P22"/>
      <text:list xml:id="list2488744777" text:style-name="L9">
        <text:list-item>
          <text:p text:style-name="P64">bool Type:</text:p>
          <text:list>
            <text:list-item>
              <text:p text:style-name="P65">Represents Boolean variables in Go.</text:p>
            </text:list-item>
            <text:list-item>
              <text:p text:style-name="P65">Can have one of two values: true or false.</text:p>
            </text:list-item>
          </text:list>
        </text:list-item>
      </text:list>
      <text:p text:style-name="P24"/>
      <text:p text:style-name="P24"/>
      <text:p text:style-name="P24"><text:span text:style-name="Source_20_Text"><text:span text:style-name="T7">var flag bool <text:s text:c="7"/>// Variable declaration with no value assigned, set to false (zero value)</text:span></text:span></text:p>
      <text:p text:style-name="P24"><text:span text:style-name="Source_20_Text"><text:span text:style-name="T7">var isAwesome = true <text:s/>// Variable declaration with an assigned value (true)</text:span></text:span></text:p>
      <text:p text:style-name="P24"/>
      <text:p text:style-name="P24"/>
      <text:list xml:id="list3876097695" text:style-name="L10">
        <text:list-item>
          <text:p text:style-name="P66">Zero Value:</text:p>
          <text:list>
            <text:list-item>
              <text:p text:style-name="P66">The zero value for a bool is false.</text:p>
            </text:list-item>
            <text:list-item>
              <text:p text:style-name="P66">When a bool variable is declared without an assigned value, it defaults to false.</text:p>
            </text:list-item>
          </text:list>
        </text:list-item>
      </text:list>
      <text:p text:style-name="P24"/>
      <text:p text:style-name="P24"/>
      <text:list xml:id="list140750737050513" text:continue-numbering="true" text:style-name="L10">
        <text:list-item>
          <text:p text:style-name="P66"><text:soft-page-break/>Usage of var Keyword:</text:p>
          <text:list>
            <text:list-item>
              <text:p text:style-name="P66">In Go, the var keyword is used for variable declaration</text:p>
            </text:list-item>
          </text:list>
        </text:list-item>
      </text:list>
      <text:p text:style-name="P24"/>
      <text:p text:style-name="P24"><text:span text:style-name="Source_20_Text"><text:span text:style-name="T7">var flag bool</text:span></text:span></text:p>
      <text:p text:style-name="P24"/>
      <text:p text:style-name="P24"/>
      <text:list xml:id="list3334696650" text:style-name="L11">
        <text:list-item>
          <text:p text:style-name="P67">Type Inference (:=):</text:p>
          <text:list>
            <text:list-item>
              <text:p text:style-name="P67">The := syntax is often used for short variable declarations, allowing Go to infer the type.</text:p>
            </text:list-item>
          </text:list>
        </text:list-item>
      </text:list>
      <text:p text:style-name="P25"/>
      <text:p text:style-name="P25"><text:span text:style-name="Source_20_Text"><text:span text:style-name="T7">isAwesome := true</text:span></text:span></text:p>
      <text:p text:style-name="P24"/>
      <text:list xml:id="list3312093526" text:style-name="L12">
        <text:list-item>
          <text:p text:style-name="P68">Combining Variable Declaration and Assignment:</text:p>
        </text:list-item>
      </text:list>
      <text:p text:style-name="P24"/>
      <text:p text:style-name="P24"><text:span text:style-name="Source_20_Text"><text:span text:style-name="T7">var flag bool <text:s text:c="6"/>// Declaring a bool variable with zero value (false)</text:span></text:span></text:p>
      <text:p text:style-name="P24"><text:span text:style-name="Source_20_Text"><text:span text:style-name="T7">isAwesome := true <text:s text:c="2"/>// Declaring and assigning a bool variable with the value true</text:span></text:span></text:p>
      <text:p text:style-name="P24"/>
      <text:p text:style-name="P24">In summary, booleans in Go are represented by the bool type, and variables of this type can have values of true or false. The zero value for a bool variable is false. Variable declarations and assignments in Go are introduced, with a brief mention of the var keyword and the := syntax for short declarations, setting the stage for further exploration.</text:p>
      <text:p text:style-name="P24"/>
      <text:p text:style-name="P24"/>
      <text:p text:style-name="P24"/>
      <text:h text:style-name="P45" text:outline-level="3">Numeric Types in Go:</text:h>
      <text:p text:style-name="P24"/>
      <text:p text:style-name="P24"/>
      <text:list xml:id="list1256473367" text:style-name="L13">
        <text:list-item>
          <text:p text:style-name="P69">Variety of Numeric Types:</text:p>
          <text:list>
            <text:list-item>
              <text:p text:style-name="P69">Go offers a large number of numeric types, with 12 different types grouped into three categories.</text:p>
              <text:p text:style-name="P69"/>
            </text:list-item>
          </text:list>
        </text:list-item>
        <text:list-item>
          <text:p text:style-name="P69">Categories:</text:p>
          <text:list>
            <text:list-item>
              <text:p text:style-name="P69">The numeric types are grouped into integer types, floating-point types, and the complex type.</text:p>
            </text:list-item>
          </text:list>
        </text:list-item>
      </text:list>
      <text:p text:style-name="P24"/>
      <text:p text:style-name="P21">Integer Types:</text:p>
      <text:p text:style-name="P24"/>
      <text:list xml:id="list3098041538" text:style-name="L14">
        <text:list-item>
          <text:p text:style-name="P70">Signed and Unsigned:</text:p>
          <text:list>
            <text:list-item>
              <text:p text:style-name="P70">Go provides both signed and unsigned integers.</text:p>
              <text:p text:style-name="P70"/>
            </text:list-item>
          </text:list>
        </text:list-item>
        <text:list-item>
          <text:p text:style-name="P70">Sizes range from one to four bytes.</text:p>
        </text:list-item>
      </text:list>
      <text:p text:style-name="P25"/>
      <text:p text:style-name="P24"><text:span text:style-name="Source_20_Text"><text:span text:style-name="T7">Type name <text:s text:c="2"/>| Value range</text:span></text:span></text:p>
      <text:p text:style-name="P24"><text:span text:style-name="Source_20_Text"><text:span text:style-name="T7">----------- | ---------------------------</text:span></text:span></text:p>
      <text:p text:style-name="P24"><text:span text:style-name="Source_20_Text"><text:span text:style-name="T7">int8 <text:s text:c="7"/>| -128 to 127</text:span></text:span></text:p>
      <text:p text:style-name="P24"><text:span text:style-name="Source_20_Text"><text:span text:style-name="T7">int16 <text:s text:c="6"/>| -32768 to 32767</text:span></text:span></text:p>
      <text:p text:style-name="P24"><text:span text:style-name="Source_20_Text"><text:span text:style-name="T7">int32 <text:s text:c="6"/>| -2147483648 to 2147483647</text:span></text:span></text:p>
      <text:p text:style-name="P24"><text:span text:style-name="Source_20_Text"><text:span text:style-name="T7">int64 <text:s text:c="6"/>| -9223372036854775808 to 9223372036854775807</text:span></text:span></text:p>
      <text:p text:style-name="P24"><text:span text:style-name="Source_20_Text"><text:span text:style-name="T7">uint8 <text:s text:c="6"/>| 0 to 255</text:span></text:span></text:p>
      <text:p text:style-name="P24"><text:span text:style-name="Source_20_Text"><text:span text:style-name="T7">uint16 <text:s text:c="5"/>| 0 to 65535</text:span></text:span></text:p>
      <text:p text:style-name="P24"><text:span text:style-name="Source_20_Text"><text:span text:style-name="T7">uint32 <text:s text:c="5"/>| 0 to 4294967295</text:span></text:span></text:p>
      <text:p text:style-name="P24"><text:span text:style-name="Source_20_Text"><text:span text:style-name="T7">uint64 <text:s text:c="5"/>| 0 to 18446744073709551615</text:span></text:span></text:p>
      <text:p text:style-name="P24"/>
      <text:p text:style-name="P24">The zero value for all integer types is 0.</text:p>
      <text:p text:style-name="P24"/>
      <text:p text:style-name="P21"><text:soft-page-break/>Special Integer Types:</text:p>
      <text:p text:style-name="P21"/>
      <text:list xml:id="list403568877" text:style-name="L15">
        <text:list-item>
          <text:p text:style-name="P71">Byte Type:</text:p>
          <text:list>
            <text:list-item>
              <text:p text:style-name="P71"><text:span text:style-name="T31">byte</text:span> is an alias for <text:span text:style-name="T31">uint8</text:span>.</text:p>
            </text:list-item>
            <text:list-item>
              <text:p text:style-name="P71">While it's legal to use <text:span text:style-name="T31">uint8</text:span>, in Go code, it's more common to refer to it as <text:span text:style-name="T31">byte</text:span>.</text:p>
            </text:list-item>
          </text:list>
          <text:p text:style-name="P71"/>
        </text:list-item>
        <text:list-item>
          <text:p text:style-name="P71">Int Type:</text:p>
          <text:list>
            <text:list-item>
              <text:p text:style-name="P71"><text:span text:style-name="T31">int</text:span> is a special name for an integer type.</text:p>
            </text:list-item>
            <text:list-item>
              <text:p text:style-name="P71">Its size varies depending on the platform (32-bit or 64-bit).</text:p>
              <text:p text:style-name="P71"/>
            </text:list-item>
          </text:list>
        </text:list-item>
        <text:list-item>
          <text:p text:style-name="P71">Uint <text:span text:style-name="T34">Type</text:span></text:p>
          <text:list>
            <text:list-item>
              <text:p text:style-name="P71">uint follows the same rules as int but is unsigned (values are always 0 or positive).</text:p>
              <text:p text:style-name="P71"/>
            </text:list-item>
          </text:list>
        </text:list-item>
        <text:list-item>
          <text:p text:style-name="P71">Int Special Cases:</text:p>
          <text:list>
            <text:list-item>
              <text:p text:style-name="P71">On a 32-bit CPU,<text:span text:style-name="T31"> int</text:span> is a 32-bit signed integer (like <text:span text:style-name="T31">int32</text:span>).</text:p>
            </text:list-item>
            <text:list-item>
              <text:p text:style-name="P71">On most 64-bit CPUs, <text:span text:style-name="T31">int </text:span>is a 64-bit signed integer (like <text:span text:style-name="T31">int64</text:span>).</text:p>
            </text:list-item>
          </text:list>
          <text:p text:style-name="P71"/>
        </text:list-item>
        <text:list-item>
          <text:p text:style-name="P71">Note on int Type Consistency:</text:p>
          <text:list>
            <text:list-item>
              <text:p text:style-name="P71">The <text:span text:style-name="T31">int</text:span> type isn't consistent across platforms.</text:p>
            </text:list-item>
            <text:list-item>
              <text:p text:style-name="P71">It's a compile-time error to perform certain operations between<text:span text:style-name="T31"> int</text:span>, <text:span text:style-name="T31">int32</text:span>, or <text:span text:style-name="T31">int64</text:span> without type conversion.</text:p>
            </text:list-item>
          </text:list>
          <text:p text:style-name="P71"/>
        </text:list-item>
        <text:list-item>
          <text:p text:style-name="P71">Integer Literals Default Type:</text:p>
          <text:list>
            <text:list-item>
              <text:p text:style-name="P71">Integer literals default to being of int type.</text:p>
            </text:list-item>
          </text:list>
        </text:list-item>
      </text:list>
      <text:p text:style-name="P24"/>
      <text:p text:style-name="P24"><text:span text:style-name="Source_20_Text"><text:span text:style-name="T7">var x int32 = 42 <text:s text:c="10"/>// Declaration and assignment of an int32 variable</text:span></text:span></text:p>
      <text:p text:style-name="P24"><text:span text:style-name="Source_20_Text"><text:span text:style-name="T7">var y uint64 = 100 <text:s text:c="3"/><text:tab/> // Declaration and assignment of a uint64 variable</text:span></text:span></text:p>
      <text:p text:style-name="P24"><text:span text:style-name="Source_20_Text"><text:span text:style-name="T7">var z byte = 255 <text:s text:c="7"/><text:tab/> // Declaration and assignment of a byte variable</text:span></text:span></text:p>
      <text:p text:style-name="P24"/>
      <text:p text:style-name="P24"/>
      <text:p text:style-name="P24">In summary, Go provides a diverse set of numeric types, including various sizes of signed and unsigned integers. Special names like <text:span text:style-name="T31">byte</text:span> and <text:span text:style-name="T31">int</text:span> are introduced, and their characteristics on different platforms are explained. The zero value for all integer types is 0, and integer literals default to being of int type.</text:p>
      <text:p text:style-name="P24"/>
      <text:list xml:id="list536942471" text:style-name="L16">
        <text:list-item>
          <text:p text:style-name="P72">Integer Operators:</text:p>
          <text:list>
            <text:list-item>
              <text:p text:style-name="P72">Go integers support standard arithmetic operators: +, -, *, /, with % for modulus.</text:p>
            </text:list-item>
            <text:list-item>
              <text:p text:style-name="P72">Integer division truncates toward zero.</text:p>
            </text:list-item>
            <text:list-item>
              <text:p text:style-name="P72">Compound assignment operators include +=, -=, *=, /=, and %=.</text:p>
            </text:list-item>
          </text:list>
        </text:list-item>
        <text:list-item>
          <text:p text:style-name="P72">Comparison Operators:</text:p>
          <text:list>
            <text:list-item>
              <text:p text:style-name="P72">Compare integers with ==, !=, &gt;, &gt;=, &lt;, and &lt;=.</text:p>
              <text:p text:style-name="P72"/>
            </text:list-item>
          </text:list>
        </text:list-item>
        <text:list-item>
          <text:p text:style-name="P72">Bit-Manipulation Operators:</text:p>
          <text:list>
            <text:list-item>
              <text:p text:style-name="P72">Bitwise operators: &lt;&lt;, &gt;&gt;, &amp; (AND), | (OR), ^ (XOR), and &amp;^ (AND NOT).</text:p>
            </text:list-item>
            <text:list-item>
              <text:p text:style-name="P72">Combine bitwise operators with = for modifications: &amp;=, |=, ^=, &amp;^=, &lt;&lt;=, and &gt;&gt;=.</text:p>
            </text:list-item>
          </text:list>
        </text:list-item>
      </text:list>
      <text:p text:style-name="P25"/>
      <text:p text:style-name="P25"/>
      <text:p text:style-name="P21">Floating Point Types:</text:p>
      <text:list xml:id="list2414638590" text:style-name="L17">
        <text:list-item>
          <text:list>
            <text:list-item>
              <text:p text:style-name="P73">Two types: float32 and float64.</text:p>
            </text:list-item>
            <text:list-item>
              <text:p text:style-name="P73">Default to float64 for simplicity and better precision.</text:p>
            </text:list-item>
            <text:list-item>
              <text:p text:style-name="P73">Floating point literals default to float64</text:p>
            </text:list-item>
          </text:list>
          <text:p text:style-name="P73"><text:soft-page-break/></text:p>
        </text:list-item>
        <text:list-item>
          <text:p text:style-name="P73">Zero Value:</text:p>
          <text:list>
            <text:list-item>
              <text:p text:style-name="P73">The zero value for floating point types is 0.</text:p>
            </text:list-item>
          </text:list>
          <text:p text:style-name="P73"/>
        </text:list-item>
        <text:list-item>
          <text:p text:style-name="P73">Choosing Floating Point Types:</text:p>
          <text:list>
            <text:list-item>
              <text:p text:style-name="P73">Use float64 unless compatibility with an existing format requires a different type.</text:p>
            </text:list-item>
            <text:list-item>
              <text:p text:style-name="P73">Default to float64 for simplicity and to mitigate floating point accuracy issues.</text:p>
            </text:list-item>
            <text:list-item>
              <text:p text:style-name="P73">float32 has limited precision (six- or seven-decimal digits), and the difference in memory size is generally negligible.</text:p>
            </text:list-item>
          </text:list>
        </text:list-item>
      </text:list>
      <text:p text:style-name="P25"/>
      <text:list xml:id="list140749445430803" text:continue-numbering="true" text:style-name="L17">
        <text:list-item>
          <text:p text:style-name="P73">Floating Point Operations:</text:p>
          <text:list>
            <text:list-item>
              <text:p text:style-name="P73">Support standard mathematical and comparison operators, except %.</text:p>
            </text:list-item>
            <text:list-item>
              <text:p text:style-name="P73">Division properties: special cases for division by zero.</text:p>
            </text:list-item>
          </text:list>
        </text:list-item>
      </text:list>
      <text:p text:style-name="P25"/>
      <text:list xml:id="list140750083851657" text:continue-numbering="true" text:style-name="L17">
        <text:list-item>
          <text:p text:style-name="P73">Considerations:</text:p>
          <text:list>
            <text:list-item>
              <text:p text:style-name="P73">Be cautious about using floating point numbers for exact representations, especially for values like money.</text:p>
            </text:list-item>
            <text:list-item>
              <text:p text:style-name="P73">IEEE 754 specification governs floating point representation.</text:p>
            </text:list-item>
          </text:list>
        </text:list-item>
      </text:list>
      <text:p text:style-name="P24"/>
      <text:p text:style-name="P24"/>
      <text:p text:style-name="P58">Complex Numbers:</text:p>
      <text:p text:style-name="P58"/>
      <text:p text:style-name="P25">In Go, complex numbers are supported through the types complex64 and complex128. These types represent complex numbers with 64-bit and 128-bit precision for the real and imaginary parts.</text:p>
      <text:p text:style-name="P25"/>
      <text:list xml:id="list411324287" text:style-name="L18">
        <text:list-item>
          <text:p text:style-name="P74">Real and Imaginary Parts:</text:p>
          <text:list>
            <text:list-item>
              <text:p text:style-name="P74">A complex number is composed of a real part and an imaginary part.</text:p>
            </text:list-item>
            <text:list-item>
              <text:p text:style-name="P74">The imaginary part is represented by a floating-point number followed by the imaginary unit i or I.</text:p>
              <text:p text:style-name="P74"/>
            </text:list-item>
          </text:list>
        </text:list-item>
      </text:list>
      <text:p text:style-name="P25">Complex Number Operations:</text:p>
      <text:list xml:id="list140750072378649" text:continue-numbering="true" text:style-name="L18">
        <text:list-item>
          <text:p text:style-name="P74">Arithmetic Operations:</text:p>
          <text:list>
            <text:list-item>
              <text:p text:style-name="P74">All standard arithmetic operators (+, -, *, /) are defined for complex numbers.</text:p>
              <text:p text:style-name="P74"/>
            </text:list-item>
          </text:list>
        </text:list-item>
        <text:list-item>
          <text:p text:style-name="P74">Precision Limitations:</text:p>
          <text:list>
            <text:list-item>
              <text:p text:style-name="P74">Due to the limitations of floating-point precision, equality checks (== and !=) should be done cautiously. Direct comparisons may not always work as expected.</text:p>
              <text:p text:style-name="P74"/>
            </text:list-item>
          </text:list>
        </text:list-item>
        <text:list-item>
          <text:p text:style-name="P74">Comparison with Epsilon:</text:p>
          <text:list>
            <text:list-item>
              <text:p text:style-name="P74">When comparing complex numbers for equality, it's recommended to use an epsilon technique. Instead of checking for exact equality, you should consider two complex numbers equal if their components are very close within a small tolerance (epsilon).</text:p>
              <text:p text:style-name="P74"/>
            </text:list-item>
          </text:list>
        </text:list-item>
      </text:list>
      <text:p text:style-name="P25">Complex Literals:</text:p>
      <text:list xml:id="list140750343758808" text:continue-numbering="true" text:style-name="L18">
        <text:list-item>
          <text:p text:style-name="P74">Creation using complex function:</text:p>
          <text:list>
            <text:list-item>
              <text:p text:style-name="P74">Complex literals can be created using the complex built-in function.</text:p>
            </text:list-item>
            <text:list-item>
              <text:p text:style-name="P74">The types complex64 or complex128 are determined based on the types of the input values.</text:p>
              <text:p text:style-name="P74"/>
            </text:list-item>
          </text:list>
        </text:list-item>
      </text:list>
      <text:p text:style-name="P24"><text:span text:style-name="Source_20_Text"><text:span text:style-name="T7">// Example of creating complex numbers using complex function</text:span></text:span></text:p>
      <text:p text:style-name="P24"><text:span text:style-name="Source_20_Text"><text:span text:style-name="T7">z := complex(3, 4) <text:s text:c="5"/>// Creates a complex number 3 + 4i</text:span></text:span></text:p>
      <text:p text:style-name="P24"/>
      <text:list xml:id="list339380864" text:style-name="L19">
        <text:list-item>
          <text:p text:style-name="P75"><text:soft-page-break/>Type Determination:</text:p>
          <text:list>
            <text:list-item>
              <text:p text:style-name="P75">The types complex64 or complex128 are automatically determined by the types of the real and imaginary parts provided to the complex function.</text:p>
              <text:p text:style-name="P75"/>
            </text:list-item>
          </text:list>
        </text:list-item>
      </text:list>
      <text:p text:style-name="P41"><text:span text:style-name="Source_20_Text"><text:span text:style-name="T8">// Example of type determination</text:span></text:span></text:p>
      <text:p text:style-name="P41"><text:span text:style-name="Source_20_Text"><text:span text:style-name="T8">var a float32 = 2.5</text:span></text:span></text:p>
      <text:p text:style-name="P41"><text:span text:style-name="Source_20_Text"><text:span text:style-name="T8">var b float64 = 3.7</text:span></text:span></text:p>
      <text:p text:style-name="P41"><text:span text:style-name="Source_20_Text"><text:span text:style-name="T8">c := complex(a, b) <text:s text:c="5"/>// Creates a complex number with types complex64</text:span></text:span></text:p>
      <text:p text:style-name="P24"/>
      <text:p text:style-name="P24"/>
      <text:p text:style-name="P28">In summary, Go offers a variety of integer and floating-point types, with guidelines on when to choose each. Caution is advised when using floating-point numbers for exact representations. Complex numbers are a built-in type in Go but are not widely used for numerical computing.</text:p>
      <text:p text:style-name="P28"/>
      <text:p text:style-name="P28">In summary, Go provides built-in support for complex numbers, allowing you to perform standard arithmetic operations on them. Caution is advised when using floating-point numbers for exact representations, you should be mindful of precision limitations when comparing complex numbers, and it's recommended to use an epsilon technique for equality checks. Complex literals can be created using the complex built-in function, and their types are automatically determined based on the input types.</text:p>
      <text:p text:style-name="P24"/>
      <text:p text:style-name="P8">Strings in Go:</text:p>
      <text:p text:style-name="P24"/>
      <text:list xml:id="list1085336506" text:style-name="L20">
        <text:list-item>
          <text:p text:style-name="P76">String Basics:</text:p>
          <text:list>
            <text:list-item>
              <text:p text:style-name="P76">Go includes strings as a built-in type.</text:p>
            </text:list-item>
            <text:list-item>
              <text:p text:style-name="P76">The zero value for a string is the empty string.</text:p>
            </text:list-item>
            <text:list-item>
              <text:p text:style-name="P76">Strings in Go support Unicode, allowing any Unicode character to be part of a string.</text:p>
            </text:list-item>
          </text:list>
          <text:p text:style-name="P76"/>
        </text:list-item>
        <text:list-item>
          <text:p text:style-name="P76">String Comparison and Concatenation:</text:p>
          <text:list>
            <text:list-item>
              <text:p text:style-name="P76">Strings are compared for equality using ==, for inequality using !=, and for ordering using &gt;, &gt;=, &lt;, or &lt;=.</text:p>
            </text:list-item>
            <text:list-item>
              <text:p text:style-name="P76">Concatenation of strings is done with the + operator.</text:p>
            </text:list-item>
          </text:list>
          <text:p text:style-name="P76"/>
        </text:list-item>
        <text:list-item>
          <text:p text:style-name="P76">String Immutability:</text:p>
          <text:list>
            <text:list-item>
              <text:p text:style-name="P76">Strings in Go are immutable.</text:p>
            </text:list-item>
            <text:list-item>
              <text:p text:style-name="P76">While you can reassign the value of a string variable, you cannot change the value of the string it refers to.</text:p>
            </text:list-item>
          </text:list>
          <text:p text:style-name="P76"/>
        </text:list-item>
        <text:list-item>
          <text:p text:style-name="P76">Rune Type:</text:p>
          <text:list>
            <text:list-item>
              <text:p text:style-name="P76">Go has a type called rune that represents a single Unicode code point.</text:p>
            </text:list-item>
            <text:list-item>
              <text:p text:style-name="P76">The rune type is an alias for int32, similar to how byte is an alias for uint8.</text:p>
            </text:list-item>
            <text:list-item>
              <text:p text:style-name="P76">When dealing with characters, it's recommended to use the rune type instead of int32 to clarify code intent.</text:p>
            </text:list-item>
          </text:list>
          <text:p text:style-name="P76"/>
        </text:list-item>
        <text:list-item>
          <text:p text:style-name="P76">Rune and String Literals:</text:p>
          <text:list>
            <text:list-item>
              <text:p text:style-name="P76">A rune literal's default type is a rune, and a string literal's default type is a string.</text:p>
            </text:list-item>
          </text:list>
          <text:p text:style-name="P76"/>
        </text:list-item>
        <text:list-item>
          <text:p text:style-name="P76">Recommendation:</text:p>
          <text:list>
            <text:list-item>
              <text:p text:style-name="P76">If you are referring to an individual character, use the rune type for clarity, even though it might be the same to the compiler as int32.</text:p>
            </text:list-item>
          </text:list>
          <text:p text:style-name="P76"/>
        </text:list-item>
      </text:list>
      <text:p text:style-name="P24"/>
      <text:p text:style-name="P24"><text:soft-page-break/></text:p>
      <text:p text:style-name="P8">Explicit Type Conversion in Go:</text:p>
      <text:p text:style-name="P24"/>
      <text:list xml:id="list1086341700" text:style-name="L21">
        <text:list-item>
          <text:p text:style-name="P77">Automatic Type Promotion:</text:p>
          <text:list>
            <text:list-item>
              <text:p text:style-name="P77">Many languages automatically convert between numeric types when needed, a process known as automatic type promotion.</text:p>
            </text:list-item>
            <text:list-item>
              <text:p text:style-name="P77">While convenient, automatic type promotion can lead to complex rules and unexpected results.</text:p>
            </text:list-item>
          </text:list>
          <text:p text:style-name="P77"/>
        </text:list-item>
        <text:list-item>
          <text:p text:style-name="P77">Go's Approach:</text:p>
          <text:list>
            <text:list-item>
              <text:p text:style-name="P77">Go, prioritizing clarity and readability, does not allow automatic type promotion between variables.</text:p>
            </text:list-item>
            <text:list-item>
              <text:p text:style-name="P77">Explicit type conversion is required when variable types do not match, even for different-sized integers and floats.</text:p>
            </text:list-item>
          </text:list>
          <text:p text:style-name="P77"/>
        </text:list-item>
        <text:list-item>
          <text:p text:style-name="P77">Type Conversion Example :</text:p>
        </text:list-item>
      </text:list>
      <text:p text:style-name="P26"><text:span text:style-name="Source_20_Text"><text:span text:style-name="T7">var x int = 10</text:span></text:span></text:p>
      <text:p text:style-name="P26"><text:span text:style-name="Source_20_Text"><text:span text:style-name="T7">var y float64 = 30.2</text:span></text:span></text:p>
      <text:p text:style-name="P26"><text:span text:style-name="Source_20_Text"><text:span text:style-name="T7">var z float64 = float64(x) + y</text:span></text:span></text:p>
      <text:p text:style-name="P26"><text:span text:style-name="Source_20_Text"><text:span text:style-name="T7">var d int = x + int(y)</text:span></text:span></text:p>
      <text:p text:style-name="P26"><text:span text:style-name="Source_20_Text"><text:span text:style-name="T7"/></text:span></text:p>
      <text:list xml:id="list1158581879" text:style-name="L22">
        <text:list-item>
          <text:list>
            <text:list-item>
              <text:p text:style-name="P78"><text:span text:style-name="Source_20_Text"><text:span text:style-name="T16">The code defines four variables: x as an int with the value 10, and y as a float64 with the value 30.2.</text:span></text:span></text:p>
            </text:list-item>
            <text:list-item>
              <text:p text:style-name="P78"><text:span text:style-name="Source_20_Text"><text:span text:style-name="T16">To add these variables together, explicit type conversions are used.</text:span></text:span></text:p>
            </text:list-item>
            <text:list-item>
              <text:p text:style-name="P78"><text:span text:style-name="Source_20_Text"><text:span text:style-name="T16">z is created by converting x to a float64 (float64(x)) and adding it to y.</text:span></text:span></text:p>
            </text:list-item>
            <text:list-item>
              <text:p text:style-name="P78"><text:span text:style-name="Source_20_Text"><text:span text:style-name="T16">d is created by converting y to an int (int(y)).</text:span></text:span></text:p>
            </text:list-item>
            <text:list-item>
              <text:p text:style-name="P78"><text:span text:style-name="Source_20_Text"><text:span text:style-name="T16">Running this code prints out 40.2 and 40</text:span></text:span></text:p>
            </text:list-item>
          </text:list>
        </text:list-item>
      </text:list>
      <text:list xml:id="list140749804321275" text:continue-list="list1086341700" text:style-name="L21">
        <text:list-header>
          <text:p text:style-name="P77"/>
        </text:list-header>
        <text:list-item>
          <text:p text:style-name="P77">Strictness in Type Conversion:</text:p>
          <text:list>
            <text:list-item>
              <text:p text:style-name="P77">The strictness around type conversions in Go has implications.</text:p>
            </text:list-item>
            <text:list-item>
              <text:p text:style-name="P77">Unlike many languages, Go doesn't support implicit or explicit conversion of non-boolean types to boolean.</text:p>
            </text:list-item>
            <text:list-item>
              <text:p text:style-name="P77">To convert from another data type to a boolean, comparison operators (==, !=, &gt;, &lt;, &lt;=, or &gt;=) must be used.</text:p>
            </text:list-item>
          </text:list>
          <text:p text:style-name="P77"/>
        </text:list-item>
        <text:list-item>
          <text:p text:style-name="P77">Trade-off for Simplicity and Clarity:</text:p>
          <text:list>
            <text:list-item>
              <text:p text:style-name="P77">Go chooses verbosity in type conversions to ensure simplicity and clarity in code.</text:p>
            </text:list-item>
            <text:list-item>
              <text:p text:style-name="P77">This trade-off is a recurring theme in Go, favoring comprehensibility over conciseness.</text:p>
            </text:list-item>
          </text:list>
        </text:list-item>
      </text:list>
      <text:p text:style-name="P24"/>
      <text:p text:style-name="P24"/>
      <text:p text:style-name="P24"/>
      <text:p text:style-name="P24">_________________________________________________________________________________________________</text:p>
      <text:p text:style-name="P24"/>
      <text:p text:style-name="P24"/>
      <text:p text:style-name="P24"/>
      <text:p text:style-name="P8">var Versus :=</text:p>
      <text:p text:style-name="P24"/>
      <text:p text:style-name="P12">This passage explains various ways to declare variables in the Go programming language, highlighting different styles and when to use each. Here's a summary:</text:p>
      <text:p text:style-name="P24"/>
      <text:p text:style-name="P25"><text:span text:style-name="T32">1. </text:span><text:span text:style-name="T31">Verbose Declaration with var Keyword:</text:span></text:p>
      <text:p text:style-name="P24"/>
      <text:p text:style-name="P24"><text:span text:style-name="Source_20_Text"><text:span text:style-name="T7">var x int = 10<text:tab/>// Explicitly specifies the type.</text:span></text:span></text:p>
      <text:p text:style-name="P12"><text:soft-page-break/></text:p>
      <text:p text:style-name="P13">2. Type Inference with var:</text:p>
      <text:p text:style-name="P13"/>
      <text:p text:style-name="P13"><text:span text:style-name="Source_20_Text"><text:span text:style-name="T4">var x = 10<text:tab/><text:tab/>// Infers type from the right-hand side.</text:span></text:span></text:p>
      <text:p text:style-name="P13"><text:span text:style-name="Strong_20_Emphasis"/></text:p>
      <text:p text:style-name="P13">3. Zero Value Assignment:</text:p>
      <text:p text:style-name="P14"/>
      <text:p text:style-name="P14"><text:span text:style-name="Source_20_Text"><text:span text:style-name="T4">var x int<text:tab/><text:tab/>// Declares variable with zero value.</text:span></text:span></text:p>
      <text:p text:style-name="P14"/>
      <text:p text:style-name="P14">4. Multiple Variable Declaration:</text:p>
      <text:p text:style-name="P14"/>
      <text:p text:style-name="P15"><text:span text:style-name="Source_20_Text"><text:span text:style-name="T5">var x, y int = 10, 20<text:tab/>// Same type</text:span></text:span></text:p>
      <text:p text:style-name="P15"><text:span text:style-name="Source_20_Text"><text:span text:style-name="T8"/></text:span></text:p>
      <text:p text:style-name="P15"><text:span text:style-name="Source_20_Text"><text:span text:style-name="T5">var x, y int<text:tab/><text:tab/><text:tab/>// Same type with zero values</text:span></text:span></text:p>
      <text:p text:style-name="P15"><text:span text:style-name="Source_20_Text"><text:span text:style-name="T6"/></text:span></text:p>
      <text:p text:style-name="P15"><text:span text:style-name="Source_20_Text"><text:span text:style-name="T5">var x, y = 10, "hello"<text:tab/>// Different types</text:span></text:span></text:p>
      <text:p text:style-name="P14"/>
      <text:p text:style-name="P14">5. Declaration List with var:</text:p>
      <text:p text:style-name="P14"/>
      <text:p text:style-name="P14"><text:span text:style-name="Source_20_Text"><text:span text:style-name="T4">var (</text:span></text:span></text:p>
      <text:p text:style-name="P14"><text:span text:style-name="Source_20_Text"><text:span text:style-name="T4"><text:s text:c="4"/>x int</text:span></text:span></text:p>
      <text:p text:style-name="P14"><text:span text:style-name="Source_20_Text"><text:span text:style-name="T4"><text:s text:c="4"/>y = 20</text:span></text:span></text:p>
      <text:p text:style-name="P14"><text:span text:style-name="Source_20_Text"><text:span text:style-name="T4"><text:s text:c="4"/>z int = 30</text:span></text:span></text:p>
      <text:p text:style-name="P14"><text:span text:style-name="Source_20_Text"><text:span text:style-name="T4"><text:s text:c="4"/>d, e = 40, "hello"</text:span></text:span></text:p>
      <text:p text:style-name="P14"><text:span text:style-name="Source_20_Text"><text:span text:style-name="T4"><text:s text:c="4"/>f, g string</text:span></text:span></text:p>
      <text:p text:style-name="P14"><text:span text:style-name="Source_20_Text"><text:span text:style-name="T4">)</text:span></text:span></text:p>
      <text:p text:style-name="P14"><text:span text:style-name="Source_20_Text"><text:span text:style-name="T4"/></text:span></text:p>
      <text:p text:style-name="P14">6. Short Declaration (:=) within Functions:</text:p>
      <text:p text:style-name="P14"/>
      <text:p text:style-name="P14"><text:span text:style-name="Source_20_Text"><text:span text:style-name="T4">x := 10</text:span></text:span></text:p>
      <text:p text:style-name="P14"/>
      <text:p text:style-name="P14">7. Assigning Values to Existing Variables with :=:</text:p>
      <text:p text:style-name="P24"/>
      <text:p text:style-name="P24"><text:span text:style-name="Source_20_Text"><text:span text:style-name="T7">x := 10</text:span></text:span></text:p>
      <text:p text:style-name="P24"><text:span text:style-name="Source_20_Text"><text:span text:style-name="T7">x, y := 30, "hello"<text:tab/><text:tab/>// Can assign values to existing variables</text:span></text:span></text:p>
      <text:p text:style-name="P24"/>
      <text:p text:style-name="P24"/>
      <text:p text:style-name="P33"><text:span text:style-name="T36">8. </text:span>Limitations of := <text:s text:c="3"/>:</text:p>
      <text:p text:style-name="P33"/>
      <text:list xml:id="list3186876465" text:style-name="L23">
        <text:list-item>
          <text:p text:style-name="P79">Not allowed at package level.</text:p>
        </text:list-item>
        <text:list-item>
          <text:p text:style-name="P79">Use var for package-level variables.</text:p>
        </text:list-item>
      </text:list>
      <text:p text:style-name="P24"/>
      <text:p text:style-name="P24"/>
      <text:p text:style-name="P24"><text:span text:style-name="T32">9. </text:span><text:span text:style-name="T31">Guidelines for Choosing Declaration Styles:</text:span></text:p>
      <text:p text:style-name="P33"/>
      <text:list xml:id="list3763406898" text:style-name="L24">
        <text:list-item>
          <text:p text:style-name="P80">Within functions, use := for clarity.</text:p>
        </text:list-item>
        <text:list-item>
          <text:p text:style-name="P80">Outside functions, use declaration lists for multiple package-level variables.</text:p>
        </text:list-item>
      </text:list>
      <text:p text:style-name="P24"/>
      <text:p text:style-name="P33"><text:span text:style-name="T36">10. </text:span>Avoid := in Certain Situations:</text:p>
      <text:p text:style-name="P24"/>
      <text:list xml:id="list76712456" text:style-name="L25">
        <text:list-item>
          <text:p text:style-name="P97"><text:span text:style-name="T2">When initializing to zero value: </text:span><text:span text:style-name="T30">var x int</text:span></text:p>
        </text:list-item>
        <text:list-item>
          <text:p text:style-name="P81">Assigning untyped constant or literal with a specific type: <text:span text:style-name="T31">var x byte = 20</text:span></text:p>
          <text:p text:style-name="P81"><text:soft-page-break/></text:p>
        </text:list-item>
      </text:list>
      <text:p text:style-name="P24"/>
      <text:p text:style-name="P33"><text:span text:style-name="T36">11. </text:span>Caution with Package-Level Variables:</text:p>
      <text:p text:style-name="P24"/>
      <text:list xml:id="list2462741299" text:style-name="L26">
        <text:list-item>
          <text:p text:style-name="P82">Rarely declare variables outside functions at the package level.</text:p>
        </text:list-item>
        <text:list-item>
          <text:p text:style-name="P82">Immutable variables in the package block are preferable.</text:p>
        </text:list-item>
      </text:list>
      <text:p text:style-name="P24"/>
      <text:p text:style-name="P33"><text:span text:style-name="T36">12. </text:span>Introduction of const:</text:p>
      <text:p text:style-name="P24"/>
      <text:list xml:id="list1678701461" text:style-name="L27">
        <text:list-item>
          <text:p text:style-name="P83">Go provides const for ensuring immutability, different from other languages.</text:p>
        </text:list-item>
      </text:list>
      <text:p text:style-name="P24"/>
      <text:p text:style-name="P24"/>
      <text:p text:style-name="P16"><text:span text:style-name="T35">Overall, the passage provides a comprehensive overview of variable declaration styles in Go and offers guidance on when to use each based on clarity and best practices</text:span>.</text:p>
      <text:p text:style-name="P24"/>
      <text:p text:style-name="P24"/>
      <text:p text:style-name="P24">_________________________________________________________________________________________________</text:p>
      <text:p text:style-name="P24"/>
      <text:p text:style-name="P24"/>
      <text:p text:style-name="P8">Using const</text:p>
      <text:p text:style-name="P24"/>
      <text:p text:style-name="P24"/>
      <text:p text:style-name="P92">1. Declaration of Constants:</text:p>
      <text:p text:style-name="P24">Constants in Go are declared using the const keyword.</text:p>
      <text:p text:style-name="P24"/>
      <text:p text:style-name="P24"><text:span text:style-name="Source_20_Text"><text:span text:style-name="T7">const x int64 = 10</text:span></text:span></text:p>
      <text:p text:style-name="P24"><text:span text:style-name="Source_20_Text"><text:span text:style-name="T7">const (</text:span></text:span></text:p>
      <text:p text:style-name="P24"><text:span text:style-name="Source_20_Text"><text:span text:style-name="T7"><text:s text:c="4"/>idKey <text:s text:c="2"/>= "id"</text:span></text:span></text:p>
      <text:p text:style-name="P24"><text:span text:style-name="Source_20_Text"><text:span text:style-name="T7"><text:s text:c="4"/>nameKey = "name"</text:span></text:span></text:p>
      <text:p text:style-name="P24"><text:span text:style-name="Source_20_Text"><text:span text:style-name="T7">)</text:span></text:span></text:p>
      <text:p text:style-name="P24"><text:span text:style-name="Source_20_Text"><text:span text:style-name="T7">const z = 20 * 10</text:span></text:span></text:p>
      <text:p text:style-name="P24"/>
      <text:p text:style-name="P33"><text:span text:style-name="T37">2. </text:span>Usage of Constants:</text:p>
      <text:p text:style-name="P33"/>
      <text:list xml:id="list353275319" text:style-name="L28">
        <text:list-item>
          <text:p text:style-name="P84">Constants can be declared at the package level or within a function.</text:p>
        </text:list-item>
        <text:list-item>
          <text:p text:style-name="P84">Similar to variables, you can declare a group of related constants within parentheses.</text:p>
        </text:list-item>
      </text:list>
      <text:p text:style-name="P24"/>
      <text:p text:style-name="P33"><text:span text:style-name="T37">3. </text:span>Limitations of Constants in Go:</text:p>
      <text:p text:style-name="P33"/>
      <text:list xml:id="list674139963" text:style-name="L29">
        <text:list-item>
          <text:p text:style-name="P85">Constants are limited in Go. They are primarily used to give names to literals.</text:p>
        </text:list-item>
        <text:list-item>
          <text:p text:style-name="P86">Constants can only hold values that the compiler can determine at compile time.</text:p>
        </text:list-item>
        <text:list-item>
          <text:p text:style-name="P94">Allowed values for constants include:</text:p>
        </text:list-item>
      </text:list>
      <text:list xml:id="list3469426279" text:style-name="L30">
        <text:list-item>
          <text:list>
            <text:list-item>
              <text:p text:style-name="P87">Numeric literals</text:p>
            </text:list-item>
            <text:list-item>
              <text:p text:style-name="P87">true and false</text:p>
            </text:list-item>
            <text:list-item>
              <text:p text:style-name="P87">Strings</text:p>
            </text:list-item>
            <text:list-item>
              <text:p text:style-name="P87">Runes</text:p>
            </text:list-item>
            <text:list-item>
              <text:p text:style-name="P87">Certain built-in functions: complex, real, imag, len, and cap</text:p>
            </text:list-item>
            <text:list-item>
              <text:p text:style-name="P87">Expressions involving operators and preceding values</text:p>
            </text:list-item>
          </text:list>
        </text:list-item>
      </text:list>
      <text:p text:style-name="P24"/>
      <text:p text:style-name="P24"/>
      <text:p text:style-name="P33"><text:soft-page-break/><text:span text:style-name="T37">4. </text:span>Special Value: iota:</text:p>
      <text:p text:style-name="P33"/>
      <text:list xml:id="list3426910389" text:style-name="L31">
        <text:list-item>
          <text:p text:style-name="P95">iota is a special value that can be used with constants.</text:p>
        </text:list-item>
        <text:list-item>
          <text:p text:style-name="P95">Its usage will be discussed in the context of creating custom types in Chapter 7.</text:p>
        </text:list-item>
      </text:list>
      <text:p text:style-name="P24"/>
      <text:p text:style-name="P33"><text:span text:style-name="T37">5. </text:span>Limitations on Immutability:</text:p>
      <text:p text:style-name="P33"/>
      <text:list xml:id="list924716044" text:style-name="L32">
        <text:list-item>
          <text:p text:style-name="P88">Go does not provide a way to declare that a value calculated at runtime is immutable.</text:p>
        </text:list-item>
        <text:list-item>
          <text:p text:style-name="P88">There are no immutable arrays, slices, maps, or structs in Go.</text:p>
          <text:p text:style-name="P88"/>
        </text:list-item>
      </text:list>
      <text:p text:style-name="P35">6. Immutability within Functions:</text:p>
      <text:p text:style-name="P35"/>
      <text:list xml:id="list3846460320" text:style-name="L33">
        <text:list-item>
          <text:p text:style-name="P96">Within a function, it's clear if a variable is being modified.</text:p>
        </text:list-item>
        <text:list-item>
          <text:p text:style-name="P96">Go's call-by-value mechanism helps prevent modifications to variables passed as parameters to functions.</text:p>
        </text:list-item>
      </text:list>
      <text:list xml:id="list704546640" text:style-name="L34">
        <text:list-header>
          <text:p text:style-name="P89"/>
        </text:list-header>
      </text:list>
      <text:p text:style-name="P34"><text:span text:style-name="T37">7. <text:s/>Key Takeaway</text:span>:</text:p>
      <text:p text:style-name="P34"/>
      <text:list xml:id="list140749515994341" text:continue-numbering="true" text:style-name="L34">
        <text:list-item>
          <text:p text:style-name="P90">Constants in Go are a way to name literals but do not provide a mechanism to declare variables as immutable.</text:p>
        </text:list-item>
      </text:list>
      <text:p text:style-name="P24"/>
      <text:p text:style-name="P35">Summary:</text:p>
      <text:p text:style-name="P24"/>
      <text:list xml:id="list3431033537" text:style-name="L35">
        <text:list-item>
          <text:p text:style-name="P91">Constants in Go are primarily used for giving names to literals.</text:p>
        </text:list-item>
        <text:list-item>
          <text:p text:style-name="P91">Immutability is not explicitly declared in Go, but the language relies on function scoping for clarity.</text:p>
        </text:list-item>
        <text:list-item>
          <text:p text:style-name="P91">Constants are limited to values determined at compile time.</text:p>
        </text:list-item>
      </text:list>
      <text:p text:style-name="P40"><text:span text:style-name="Source_20_Text"><text:span text:style-name="T12"/></text:span></text:p>
      <text:p text:style-name="P40"><text:span text:style-name="Source_20_Text"><text:span text:style-name="T12"/></text:span></text:p>
      <text:p text:style-name="P29"><text:span text:style-name="Source_20_Text"><text:span text:style-name="T17">_________________________________________________________________________________________________</text:span></text:span></text:p>
      <text:p text:style-name="P29"><text:span text:style-name="Source_20_Text"><text:span text:style-name="T18"/></text:span></text:p>
      <text:p text:style-name="P29"><text:span text:style-name="Source_20_Text"><text:span text:style-name="T18"/></text:span></text:p>
      <text:p text:style-name="P40"><text:span text:style-name="Source_20_Text"><text:span text:style-name="T13">Typed and Untyped Constants</text:span></text:span></text:p>
      <text:p text:style-name="P40"><text:span text:style-name="Source_20_Text"><text:span text:style-name="T13"/></text:span></text:p>
      <text:p text:style-name="P40"><text:span text:style-name="Source_20_Text"><text:span text:style-name="T13"/></text:span></text:p>
      <text:p text:style-name="P42"><text:span text:style-name="Source_20_Text"><text:span text:style-name="T20">1. Typed Constants:</text:span></text:span></text:p>
      <text:p text:style-name="P42"><text:span text:style-name="Source_20_Text"><text:span text:style-name="T19"/></text:span></text:p>
      <text:p text:style-name="P42"><text:span text:style-name="Source_20_Text"><text:span text:style-name="T19">A typed constant can only be directly assigned to a variable of its specified type.</text:span></text:span></text:p>
      <text:p text:style-name="P42"><text:span text:style-name="Source_20_Text"><text:span text:style-name="T19"/></text:span></text:p>
      <text:p text:style-name="P42"><text:span text:style-name="Source_20_Text"><text:span text:style-name="T9">const typedX int = 10</text:span></text:span></text:p>
      <text:p text:style-name="P42"><text:span text:style-name="Source_20_Text"><text:span text:style-name="T19"/></text:span></text:p>
      <text:p text:style-name="P42"><text:span text:style-name="Source_20_Text"><text:span text:style-name="T19"/></text:span></text:p>
      <text:p text:style-name="P42"><text:span text:style-name="Source_20_Text"><text:span text:style-name="T20">2. Untyped Constants:</text:span></text:span></text:p>
      <text:p text:style-name="P42"><text:span text:style-name="Source_20_Text"><text:span text:style-name="T19"/></text:span></text:p>
      <text:p text:style-name="P42"><text:span text:style-name="Source_20_Text"><text:span text:style-name="T19">An untyped constant works like a literal, having no type of its own but a default type used when no other type is inferred.</text:span></text:span></text:p>
      <text:p text:style-name="P42"><text:span text:style-name="Source_20_Text"><text:span text:style-name="T19"/></text:span></text:p>
      <text:p text:style-name="P42"><text:span text:style-name="Source_20_Text"><text:span text:style-name="T9">const x = 10</text:span></text:span></text:p>
      <text:p text:style-name="P42"><text:span text:style-name="Source_20_Text"><text:span text:style-name="T19"/></text:span></text:p>
      <text:p text:style-name="P42"><text:span text:style-name="Source_20_Text"><text:span text:style-name="T19"/></text:span></text:p>
      <text:p text:style-name="P42"><text:span text:style-name="Source_20_Text"><text:span text:style-name="T19"/></text:span></text:p>
      <text:p text:style-name="P42"><text:soft-page-break/><text:span text:style-name="Source_20_Text"><text:span text:style-name="T20">3. Assignments with Untyped Constants:</text:span></text:span></text:p>
      <text:p text:style-name="P42"><text:span text:style-name="Source_20_Text"><text:span text:style-name="T19"/></text:span></text:p>
      <text:p text:style-name="P42"><text:span text:style-name="Source_20_Text"><text:span text:style-name="T19">Untyped constants can be assigned to variables of different types, and the compiler infers the appropriate type.</text:span></text:span></text:p>
      <text:p text:style-name="P42"><text:span text:style-name="Source_20_Text"><text:span text:style-name="T19"/></text:span></text:p>
      <text:p text:style-name="P42"><text:span text:style-name="Source_20_Text"><text:span text:style-name="T9">var y int = x</text:span></text:span></text:p>
      <text:p text:style-name="P42"><text:span text:style-name="Source_20_Text"><text:span text:style-name="T9">var z float64 = x</text:span></text:span></text:p>
      <text:p text:style-name="P42"><text:span text:style-name="Source_20_Text"><text:span text:style-name="T9">var d byte = x</text:span></text:span></text:p>
      <text:p text:style-name="P42"><text:span text:style-name="Source_20_Text"><text:span text:style-name="T19"/></text:span></text:p>
      <text:p text:style-name="P42"><text:span text:style-name="Source_20_Text"><text:span text:style-name="T20">4. Choosing Between Typed and Untyped Constants:</text:span></text:span></text:p>
      <text:p text:style-name="P42"><text:span text:style-name="Source_20_Text"><text:span text:style-name="T19"/></text:span></text:p>
      <text:p text:style-name="P42"><text:span text:style-name="Source_20_Text"><text:span text:style-name="T19">The decision to make a constant typed or untyped depends on its purpose.</text:span></text:span></text:p>
      <text:p text:style-name="P42"><text:span text:style-name="Source_20_Text"><text:span text:style-name="T19">For mathematical constants usable with multiple numeric types, leaving it untyped provides flexibility.</text:span></text:span></text:p>
      <text:p text:style-name="P42"><text:span text:style-name="Source_20_Text"><text:span text:style-name="T19">Situations where you want a constant to enforce a specific type may warrant using a typed constant.</text:span></text:span></text:p>
      <text:p text:style-name="P42"><text:span text:style-name="Source_20_Text"><text:span text:style-name="T19">Typed constants are used when creating enumerations with iota (discussed later in the text).</text:span></text:span></text:p>
      <text:p text:style-name="P42"><text:span text:style-name="Source_20_Text"><text:span text:style-name="T19"/></text:span></text:p>
      <text:p text:style-name="P42"><text:span text:style-name="Source_20_Text"><text:span text:style-name="T20">5. Example of Untyped Constant Declaration:</text:span></text:span></text:p>
      <text:p text:style-name="P42"><text:span text:style-name="Source_20_Text"><text:span text:style-name="T19"/></text:span></text:p>
      <text:p text:style-name="P42"><text:span text:style-name="Source_20_Text"><text:span text:style-name="T9">const x = 10</text:span></text:span></text:p>
      <text:p text:style-name="P42"><text:span text:style-name="Source_20_Text"><text:span text:style-name="T19"/></text:span></text:p>
      <text:p text:style-name="P42"><text:span text:style-name="Source_20_Text"><text:span text:style-name="T20">6. Example of Typed Constant Declaration:</text:span></text:span></text:p>
      <text:p text:style-name="P42"><text:span text:style-name="Source_20_Text"><text:span text:style-name="T19"/></text:span></text:p>
      <text:p text:style-name="P42"><text:span text:style-name="Source_20_Text"><text:span text:style-name="T9">const typedX int = 10</text:span></text:span></text:p>
      <text:p text:style-name="P42"><text:span text:style-name="Source_20_Text"><text:span text:style-name="T19"/></text:span></text:p>
      <text:p text:style-name="P42"><text:span text:style-name="Source_20_Text"><text:span text:style-name="T20">7. Compile-Time Error with Typed Constants:</text:span></text:span></text:p>
      <text:p text:style-name="P42"><text:span text:style-name="Source_20_Text"><text:span text:style-name="T19"/></text:span></text:p>
      <text:p text:style-name="P42"><text:span text:style-name="Source_20_Text"><text:span text:style-name="T19">If you attempt to assign a typed constant to a variable of a different type, it results in a compile-time error.</text:span></text:span></text:p>
      <text:p text:style-name="P42"><text:span text:style-name="Source_20_Text"><text:span text:style-name="T19"/></text:span></text:p>
      <text:p text:style-name="P42"><text:span text:style-name="Source_20_Text"><text:span text:style-name="T19">The text emphasizes the flexibility of untyped constants, especially in scenarios where a constant may be used with multiple numeric types. It also mentions the use of typed constants for enforcing specific types, particularly when creating enumerations using iota.</text:span></text:span></text:p>
      <text:p text:style-name="P42"><text:span text:style-name="Source_20_Text"><text:span text:style-name="T19"/></text:span></text:p>
      <text:p text:style-name="P42"><text:span text:style-name="Source_20_Text"><text:span text:style-name="T19"/></text:span></text:p>
      <text:p text:style-name="P30"><text:span text:style-name="Source_20_Text"><text:span text:style-name="T17">_________________________________________________________________________________________________</text:span></text:span></text:p>
      <text:p text:style-name="P30"><text:span text:style-name="Source_20_Text"><text:span text:style-name="T18"/></text:span></text:p>
      <text:p text:style-name="P30"><text:span text:style-name="Source_20_Text"><text:span text:style-name="T13">Unused Variables</text:span></text:span></text:p>
      <text:p text:style-name="P30"><text:span text:style-name="Source_20_Text"><text:span text:style-name="T18"/></text:span></text:p>
      <text:p text:style-name="P43"><text:span text:style-name="Source_20_Text"><text:span text:style-name="T21">1. </text:span></text:span><text:span text:style-name="Source_20_Text"><text:span text:style-name="T20">Unused Variables:</text:span></text:span></text:p>
      <text:list xml:id="list2527459098" text:style-name="L36">
        <text:list-header>
          <text:p text:style-name="P100"><text:span text:style-name="Source_20_Text"><text:span text:style-name="T19"/></text:span></text:p>
        </text:list-header>
        <text:list-item>
          <text:p text:style-name="P100"><text:span text:style-name="Source_20_Text"><text:span text:style-name="T19">In Go, a unique rule requires that every declared local variable must be read.</text:span></text:span></text:p>
        </text:list-item>
        <text:list-item>
          <text:p text:style-name="P100"><text:span text:style-name="Source_20_Text"><text:span text:style-name="T19">It is a compile-time error to declare a local variable and not read its value.</text:span></text:span></text:p>
        </text:list-item>
        <text:list-item>
          <text:p text:style-name="P100"><text:span text:style-name="Source_20_Text"><text:span text:style-name="T19">The compiler's unused variable check is not exhaustive; as long as a variable is read at least once, the compiler won't complain.</text:span></text:span></text:p>
        </text:list-item>
        <text:list-item>
          <text:p text:style-name="P100"><text:span text:style-name="Source_20_Text"><text:span text:style-name="T19">Example of a valid program with unused assignments:</text:span></text:span></text:p>
        </text:list-item>
      </text:list>
      <text:p text:style-name="P43"><text:span text:style-name="Source_20_Text"><text:span text:style-name="T19"/></text:span></text:p>
      <text:p text:style-name="P42"><text:span text:style-name="Source_20_Text"><text:span text:style-name="T9">func main() {</text:span></text:span></text:p>
      <text:p text:style-name="P42"><text:span text:style-name="Source_20_Text"><text:span text:style-name="T9"><text:s text:c="4"/>x := 10</text:span></text:span></text:p>
      <text:p text:style-name="P42"><text:span text:style-name="Source_20_Text"><text:span text:style-name="T9"><text:s text:c="4"/>x = 20</text:span></text:span></text:p>
      <text:p text:style-name="P42"><text:span text:style-name="Source_20_Text"><text:span text:style-name="T9"><text:s text:c="4"/>fmt.Println(x)</text:span></text:span></text:p>
      <text:p text:style-name="P42"><text:span text:style-name="Source_20_Text"><text:span text:style-name="T9"><text:s text:c="4"/>x = 30</text:span></text:span></text:p>
      <text:p text:style-name="P42"><text:span text:style-name="Source_20_Text"><text:span text:style-name="T9">}</text:span></text:span></text:p>
      <text:p text:style-name="P42"><text:span text:style-name="Source_20_Text"><text:span text:style-name="T9"/></text:span></text:p>
      <text:p text:style-name="P42"><text:soft-page-break/><text:span text:style-name="Source_20_Text"><text:span text:style-name="T9"/></text:span></text:p>
      <text:p text:style-name="P42"><text:span text:style-name="Source_20_Text"><text:span text:style-name="T21">2. </text:span></text:span><text:span text:style-name="Source_20_Text"><text:span text:style-name="T20">golangci-lint Example:</text:span></text:span></text:p>
      <text:p text:style-name="P42"><text:span text:style-name="Source_20_Text"><text:span text:style-name="T20"/></text:span></text:p>
      <text:list xml:id="list3840934120" text:style-name="L37">
        <text:list-item>
          <text:p text:style-name="P101"><text:span text:style-name="Source_20_Text"><text:span text:style-name="T19">golangci-lint can identify unused assignments and issue warnings.</text:span></text:span></text:p>
        </text:list-item>
        <text:list-item>
          <text:p text:style-name="P101"><text:span text:style-name="Source_20_Text"><text:span text:style-name="T19">Example output:</text:span></text:span></text:p>
        </text:list-item>
      </text:list>
      <text:p text:style-name="P43"><text:span text:style-name="Source_20_Text"><text:span text:style-name="T19"/></text:span></text:p>
      <text:p text:style-name="P43"><text:span text:style-name="Source_20_Text"><text:span text:style-name="T9">$ golangci-lint run</text:span></text:span></text:p>
      <text:p text:style-name="P43"><text:span text:style-name="Source_20_Text"><text:span text:style-name="T9">unused.go:6:2: ineffectual assignment to `x` (ineffassign)</text:span></text:span></text:p>
      <text:p text:style-name="P43"><text:span text:style-name="Source_20_Text"><text:span text:style-name="T9">x := 10</text:span></text:span></text:p>
      <text:p text:style-name="P43"><text:span text:style-name="Source_20_Text"><text:span text:style-name="T9">^</text:span></text:span></text:p>
      <text:p text:style-name="P43"><text:span text:style-name="Source_20_Text"><text:span text:style-name="T9">unused.go:9:2: ineffectual assignment to `x` (ineffassign)</text:span></text:span></text:p>
      <text:p text:style-name="P43"><text:span text:style-name="Source_20_Text"><text:span text:style-name="T9">x = 30</text:span></text:span></text:p>
      <text:p text:style-name="P43"><text:span text:style-name="Source_20_Text"><text:span text:style-name="T9">^</text:span></text:span></text:p>
      <text:p text:style-name="P43"><text:span text:style-name="Source_20_Text"><text:span text:style-name="T19"/></text:span></text:p>
      <text:p text:style-name="Text_20_body"><text:span text:style-name="Source_20_Text"><text:span text:style-name="T22">3. </text:span></text:span><text:span text:style-name="Source_20_Text"><text:span text:style-name="T20">Unused Package-level Variables:</text:span></text:span></text:p>
      <text:list xml:id="list3664281400" text:style-name="L38">
        <text:list-item>
          <text:p text:style-name="P102"><text:span text:style-name="Source_20_Text"><text:span text:style-name="T19">Unlike local variables, the Go compiler won't prevent the creation of unread package-level variables.</text:span></text:span></text:p>
        </text:list-item>
        <text:list-item>
          <text:p text:style-name="P102"><text:span text:style-name="Source_20_Text"><text:span text:style-name="T19">It's advised to avoid creating package-level variables, partly because of this flexibility.</text:span></text:span></text:p>
        </text:list-item>
      </text:list>
      <text:p text:style-name="P43"><text:span text:style-name="Source_20_Text"><text:span text:style-name="T19"/></text:span></text:p>
      <text:p text:style-name="Text_20_body"><text:span text:style-name="Source_20_Text"><text:span text:style-name="T20">4. Unused Constants:</text:span></text:span></text:p>
      <text:list xml:id="list2252499110" text:style-name="L39">
        <text:list-item>
          <text:p text:style-name="P103"><text:span text:style-name="Source_20_Text"><text:span text:style-name="T19">The Go compiler allows the creation of unread constants with const.</text:span></text:span></text:p>
        </text:list-item>
      </text:list>
      <text:list xml:id="list191843394" text:style-name="L40">
        <text:list-item>
          <text:p text:style-name="P104"><text:span text:style-name="Source_20_Text"><text:span text:style-name="T19">Constants in Go are calculated at compile time and cannot have side effects.</text:span></text:span></text:p>
        </text:list-item>
        <text:list-item>
          <text:p text:style-name="P105"><text:span text:style-name="Source_20_Text"><text:span text:style-name="T19">Unused constants are easily eliminated during compilation; if not used, they are not included in the compiled binary.</text:span></text:span></text:p>
        </text:list-item>
      </text:list>
      <text:list xml:id="list2912706777" text:style-name="L41">
        <text:list-item>
          <text:list>
            <text:list-header>
              <text:p text:style-name="P106"><text:span text:style-name="Source_20_Text"><text:span text:style-name="T19"/></text:span></text:p>
            </text:list-header>
          </text:list>
        </text:list-item>
      </text:list>
      <text:p text:style-name="P44"><text:span text:style-name="Source_20_Text"><text:span text:style-name="T22">5. </text:span></text:span><text:span text:style-name="Source_20_Text"><text:span text:style-name="T20">Reasons to Avoid Package-level Variables:</text:span></text:span></text:p>
      <text:list xml:id="list2144042267" text:style-name="L42">
        <text:list-item>
          <text:p text:style-name="P107"><text:span text:style-name="Source_20_Text"><text:span text:style-name="T19">The flexibility in creating unread package-level variables is cited as a reason to avoid them.</text:span></text:span></text:p>
        </text:list-item>
        <text:list-item>
          <text:p text:style-name="P107"><text:span text:style-name="Source_20_Text"><text:span text:style-name="T19">Unused variables can complicate code and make it less maintainable.</text:span></text:span></text:p>
        </text:list-item>
      </text:list>
      <text:p text:style-name="P43"><text:span text:style-name="Source_20_Text"><text:span text:style-name="T19"/></text:span></text:p>
      <text:p text:style-name="P43"><text:span text:style-name="Source_20_Text"><text:span text:style-name="T19"/></text:span></text:p>
      <text:p text:style-name="P43"><text:span text:style-name="Source_20_Text"><text:span text:style-name="T19"/></text:span></text:p>
      <text:p text:style-name="Text_20_body"><text:span text:style-name="Source_20_Text"><text:span text:style-name="T19">In Go, variables can be declared at the local level (inside a function) or at the package level (outside any function). The choice between local and package-level variables depends on the scope and lifetime you want for the variable.</text:span></text:span></text:p>
      <text:list xml:id="list84841534" text:style-name="L43">
        <text:list-item>
          <text:p text:style-name="P108"><text:span text:style-name="Source_20_Text"><text:span text:style-name="T20">Local Variables:</text:span></text:span></text:p>
          <text:list>
            <text:list-item>
              <text:p text:style-name="P108"><text:span text:style-name="Source_20_Text"><text:span text:style-name="T19">Scope: Limited to the block or function where they are declared. They are only accessible within that block or function.</text:span></text:span></text:p>
            </text:list-item>
            <text:list-item>
              <text:p text:style-name="P108"><text:span text:style-name="Source_20_Text"><text:span text:style-name="T19">Lifetime: Local variables have a limited lifetime. They are created when the function is called and destroyed when the function exits.</text:span></text:span></text:p>
              <text:p text:style-name="P46"><text:span text:style-name="Source_20_Text"><text:span text:style-name="T19">package main</text:span></text:span></text:p>
              <text:p text:style-name="P46"><text:span text:style-name="Source_20_Text"><text:span text:style-name="T19"/></text:span></text:p>
              <text:p text:style-name="P46"><text:span text:style-name="Source_20_Text"><text:span text:style-name="T9">import "fmt"</text:span></text:span></text:p>
              <text:p text:style-name="P46"><text:span text:style-name="Source_20_Text"><text:span text:style-name="T9"/></text:span></text:p>
              <text:p text:style-name="P46"><text:span text:style-name="Source_20_Text"><text:span text:style-name="T9">func main() {</text:span></text:span></text:p>
              <text:p text:style-name="P46"><text:span text:style-name="Source_20_Text"><text:span text:style-name="T9"><text:s text:c="4"/>var x int // local variable</text:span></text:span></text:p>
              <text:p text:style-name="P46"><text:span text:style-name="Source_20_Text"><text:span text:style-name="T9"><text:s text:c="4"/>x = 5</text:span></text:span></text:p>
              <text:p text:style-name="P46"><text:span text:style-name="Source_20_Text"><text:span text:style-name="T9"><text:s text:c="4"/>fmt.Println(x)</text:span></text:span></text:p>
              <text:p text:style-name="P46"><text:span text:style-name="Source_20_Text"><text:span text:style-name="T9">}</text:span></text:span></text:p>
              <text:p text:style-name="P46"><text:soft-page-break/><text:span text:style-name="Source_20_Text"><text:span text:style-name="T9"/></text:span></text:p>
            </text:list-item>
          </text:list>
        </text:list-item>
        <text:list-item>
          <text:p text:style-name="P108"><text:span text:style-name="Source_20_Text"><text:span text:style-name="T20">Package-level Variables:</text:span></text:span></text:p>
          <text:list>
            <text:list-item>
              <text:p text:style-name="P108"><text:span text:style-name="Source_20_Text"><text:span text:style-name="T19">Scope: Available throughout the package. They can be accessed by any function within the same package.</text:span></text:span></text:p>
            </text:list-item>
            <text:list-item>
              <text:p text:style-name="P108"><text:span text:style-name="Source_20_Text"><text:span text:style-name="T19">Lifetime: Package-level variables have a lifetime equal to the lifetime of the program. They persist as long as the program is running.</text:span></text:span></text:p>
              <text:p text:style-name="P46"><text:span text:style-name="Source_20_Text"><text:span text:style-name="T9">package main</text:span></text:span></text:p>
              <text:p text:style-name="P46"><text:span text:style-name="Source_20_Text"><text:span text:style-name="T9"/></text:span></text:p>
              <text:p text:style-name="P46"><text:span text:style-name="Source_20_Text"><text:span text:style-name="T9">import "fmt"</text:span></text:span></text:p>
              <text:p text:style-name="P46"><text:span text:style-name="Source_20_Text"><text:span text:style-name="T9"/></text:span></text:p>
              <text:p text:style-name="P46"><text:span text:style-name="Source_20_Text"><text:span text:style-name="T9">var y int // package-level variable</text:span></text:span></text:p>
              <text:p text:style-name="P46"><text:span text:style-name="Source_20_Text"><text:span text:style-name="T9"/></text:span></text:p>
              <text:p text:style-name="P46"><text:span text:style-name="Source_20_Text"><text:span text:style-name="T9">func main() {</text:span></text:span></text:p>
              <text:p text:style-name="P46"><text:span text:style-name="Source_20_Text"><text:span text:style-name="T9"><text:s text:c="4"/>y = 10</text:span></text:span></text:p>
              <text:p text:style-name="P46"><text:span text:style-name="Source_20_Text"><text:span text:style-name="T9"><text:s text:c="4"/>fmt.Println(y)</text:span></text:span></text:p>
              <text:p text:style-name="P46"><text:span text:style-name="Source_20_Text"><text:span text:style-name="T9">}</text:span></text:span></text:p>
              <text:p text:style-name="P46"><text:span text:style-name="Source_20_Text"><text:span text:style-name="T9"/></text:span></text:p>
            </text:list-item>
          </text:list>
        </text:list-item>
      </text:list>
      <text:p text:style-name="Text_20_body"><text:span text:style-name="Source_20_Text"><text:span text:style-name="T19">When to use each:</text:span></text:span></text:p>
      <text:list xml:id="list1675638146" text:style-name="L44">
        <text:list-item>
          <text:p text:style-name="P109"><text:span text:style-name="Source_20_Text"><text:span text:style-name="T20">Local Variables:</text:span></text:span></text:p>
          <text:list>
            <text:list-item>
              <text:p text:style-name="P109"><text:span text:style-name="Source_20_Text"><text:span text:style-name="T19">Use local variables when you only need the variable within a specific function or block.</text:span></text:span></text:p>
            </text:list-item>
            <text:list-item>
              <text:p text:style-name="P109"><text:span text:style-name="Source_20_Text"><text:span text:style-name="T19">Local variables are preferred when you want to encapsulate data and avoid global state.</text:span></text:span></text:p>
            </text:list-item>
          </text:list>
        </text:list-item>
        <text:list-item>
          <text:p text:style-name="P109"><text:span text:style-name="Source_20_Text"><text:span text:style-name="T20">Package-level Variables:</text:span></text:span></text:p>
          <text:list>
            <text:list-item>
              <text:p text:style-name="P109"><text:span text:style-name="Source_20_Text"><text:span text:style-name="T19">Use package-level variables when you need shared data across multiple functions within the same package.</text:span></text:span></text:p>
            </text:list-item>
            <text:list-item>
              <text:p text:style-name="P109"><text:span text:style-name="Source_20_Text"><text:span text:style-name="T19">Be cautious with package-level variables, as they can lead to global state, which may make the code harder to understand and maintain.</text:span></text:span></text:p>
            </text:list-item>
          </text:list>
        </text:list-item>
      </text:list>
      <text:p text:style-name="Text_20_body"><text:span text:style-name="Source_20_Text"><text:span text:style-name="T19">It's generally a good practice to limit the scope of variables as much as possible to avoid unintended side effects and improve code maintainability.</text:span></text:span></text:p>
      <text:p text:style-name="Text_20_body"><text:span text:style-name="Source_20_Text"><text:span text:style-name="T19"/></text:span></text:p>
      <text:p text:style-name="P31"><text:span text:style-name="Source_20_Text"><text:span text:style-name="T17">_________________________________________________________________________________________________</text:span></text:span></text:p>
      <text:p text:style-name="P31"><text:span text:style-name="Source_20_Text"><text:span text:style-name="T18"/></text:span></text:p>
      <text:p text:style-name="P31"><text:span text:style-name="Source_20_Text"><text:span text:style-name="T13">Naming Variables and Constants</text:span></text:span></text:p>
      <text:p text:style-name="P38"><text:span text:style-name="Source_20_Text"><text:span text:style-name="T1"/></text:span></text:p>
      <text:list xml:id="list3017799738" text:style-name="L45">
        <text:list-item>
          <text:p text:style-name="P110"><text:span text:style-name="Source_20_Text"><text:span text:style-name="T20">Go Naming Rules:</text:span></text:span></text:p>
        </text:list-item>
      </text:list>
      <text:list xml:id="list1242781833" text:style-name="L46">
        <text:list-item>
          <text:list>
            <text:list-item>
              <text:p text:style-name="P111"><text:span text:style-name="Source_20_Text"><text:span text:style-name="T19">Identifier names in Go must start with a letter or underscore and can include numbers, underscores, and letters.</text:span></text:span></text:p>
            </text:list-item>
            <text:list-item>
              <text:p text:style-name="P111"><text:span text:style-name="Source_20_Text"><text:span text:style-name="T19">Unicode characters that are considered letters or digits are allowed as well.</text:span></text:span></text:p>
              <text:p text:style-name="P111"><text:span text:style-name="Source_20_Text"><text:span text:style-name="T19"/></text:span></text:p>
            </text:list-item>
          </text:list>
        </text:list-item>
        <text:list-item>
          <text:p text:style-name="P111"><text:span text:style-name="Source_20_Text"><text:span text:style-name="T20">Examples of Non-Idiomatic Variable Names:</text:span></text:span></text:p>
          <text:list>
            <text:list-header>
              <text:p text:style-name="P47"><text:span text:style-name="Source_20_Text"><text:span text:style-name="T9"/></text:span></text:p>
              <text:p text:style-name="P47"><text:span text:style-name="Source_20_Text"><text:span text:style-name="T9">_0 := 0_0</text:span></text:span></text:p>
              <text:p text:style-name="P47"><text:span text:style-name="Source_20_Text"><text:span text:style-name="T9">_𝟙 := 20</text:span></text:span></text:p>
              <text:p text:style-name="P47"><text:span text:style-name="Source_20_Text"><text:span text:style-name="T9">π := 3</text:span></text:span></text:p>
              <text:p text:style-name="P47"><text:span text:style-name="Source_20_Text"><text:span text:style-name="T9">ａ := "hello" // Unicode U+FF41</text:span></text:span></text:p>
              <text:p text:style-name="P47"><text:span text:style-name="Source_20_Text"><text:span text:style-name="T9"/></text:span></text:p>
            </text:list-header>
          </text:list>
        </text:list-item>
        <text:list-item>
          <text:p text:style-name="P111"><text:soft-page-break/><text:span text:style-name="Source_20_Text"><text:span text:style-name="T20">Avoid Non-Idiomatic Names:</text:span></text:span></text:p>
          <text:list>
            <text:list-item>
              <text:p text:style-name="P111"><text:span text:style-name="Source_20_Text"><text:span text:style-name="T19">While technically valid, non-idiomatic names can be confusing and difficult to type.</text:span></text:span></text:p>
            </text:list-item>
            <text:list-item>
              <text:p text:style-name="P111"><text:span text:style-name="Source_20_Text"><text:span text:style-name="T19">In the context of Go, non-idiomatic names might include unusual characters, unconventional patterns, or names that are not easily recognizable by other Go developers.</text:span></text:span></text:p>
            </text:list-item>
            <text:list-item>
              <text:p text:style-name="P111"><text:span text:style-name="Source_20_Text"><text:span text:style-name="T19">Using look-alike Unicode characters for variable names can lead to ambiguity.</text:span></text:span></text:p>
              <text:p text:style-name="P111"/>
            </text:list-item>
          </text:list>
        </text:list-item>
        <text:list-item>
          <text:p text:style-name="P111"><text:span text:style-name="Source_20_Text"><text:span text:style-name="T20">Use of Camel Case:</text:span></text:span></text:p>
          <text:list>
            <text:list-item>
              <text:p text:style-name="P111"><text:span text:style-name="Source_20_Text"><text:span text:style-name="T19">Go uses camel case for identifiers with multiple words (e.g., indexCounter, not index_counter).</text:span></text:span></text:p>
            </text:list-item>
            <text:list-item>
              <text:p text:style-name="P111"><text:span text:style-name="Source_20_Text"><text:span text:style-name="T19">Single underscores (_) are rarely used in variable names.</text:span></text:span></text:p>
              <text:p text:style-name="P111"><text:span text:style-name="Source_20_Text"><text:span text:style-name="T19"/></text:span></text:p>
            </text:list-item>
          </text:list>
        </text:list-item>
        <text:list-item>
          <text:p text:style-name="P111"><text:span text:style-name="Source_20_Text"><text:span text:style-name="T20">Special Identifier _:</text:span></text:span></text:p>
          <text:list>
            <text:list-item>
              <text:p text:style-name="P111"><text:span text:style-name="Source_20_Text"><text:span text:style-name="T19">A single underscore _ is a special identifier in Go, which will be discussed further in the chapter on functions.</text:span></text:span></text:p>
              <text:p text:style-name="P111"><text:span text:style-name="Source_20_Text"><text:span text:style-name="T19"/></text:span></text:p>
            </text:list-item>
          </text:list>
        </text:list-item>
        <text:list-item>
          <text:p text:style-name="P111"><text:span text:style-name="Source_20_Text"><text:span text:style-name="T20">Naming Constants in Go:</text:span></text:span></text:p>
          <text:list>
            <text:list-item>
              <text:p text:style-name="P111"><text:span text:style-name="Source_20_Text"><text:span text:style-name="T19">Unlike many languages, Go does not enforce writing constants in all uppercase letters.</text:span></text:span></text:p>
            </text:list-item>
            <text:list-item>
              <text:p text:style-name="P111"><text:span text:style-name="Source_20_Text"><text:span text:style-name="T19">The case of the first letter in the name of a package-level declaration determines its accessibility outside the package.</text:span></text:span></text:p>
              <text:p text:style-name="P111"><text:span text:style-name="Source_20_Text"><text:span text:style-name="T19"/></text:span></text:p>
            </text:list-item>
          </text:list>
        </text:list-item>
        <text:list-item>
          <text:p text:style-name="P111"><text:span text:style-name="Source_20_Text"><text:span text:style-name="T20">Naming Variables within Functions:</text:span></text:span></text:p>
          <text:list>
            <text:list-item>
              <text:p text:style-name="P111"><text:span text:style-name="Source_20_Text"><text:span text:style-name="T19">Favor short variable names within functions, especially for variables with smaller scopes.</text:span></text:span></text:p>
            </text:list-item>
            <text:list-item>
              <text:p text:style-name="P111"><text:span text:style-name="Source_20_Text"><text:span text:style-name="T19">Single-letter variable names like k, v, i, and j are common in loops.</text:span></text:span></text:p>
              <text:p text:style-name="P111"><text:span text:style-name="Source_20_Text"><text:span text:style-name="T19"/></text:span></text:p>
            </text:list-item>
          </text:list>
        </text:list-item>
        <text:list-item>
          <text:p text:style-name="P111"><text:span text:style-name="Source_20_Text"><text:span text:style-name="T20">Typing Conventions:</text:span></text:span></text:p>
          <text:list>
            <text:list-item>
              <text:p text:style-name="P111"><text:span text:style-name="Source_20_Text"><text:span text:style-name="T19">In Go, you don't need to include the expected type of a variable in its name due to the language's strong typing.</text:span></text:span></text:p>
            </text:list-item>
            <text:list-item>
              <text:p text:style-name="P111"><text:span text:style-name="Source_20_Text"><text:span text:style-name="T19">Conventions for variable types include using the first letter of the type (e.g.,</text:span></text:span><text:span text:style-name="Source_20_Text"><text:span text:style-name="T20"> i </text:span></text:span><text:span text:style-name="Source_20_Text"><text:span text:style-name="T19">for integers,</text:span></text:span><text:span text:style-name="Source_20_Text"><text:span text:style-name="T20"> f</text:span></text:span><text:span text:style-name="Source_20_Text"><text:span text:style-name="T19"> for floats, b for booleans).</text:span></text:span></text:p>
              <text:p text:style-name="P111"><text:span text:style-name="Source_20_Text"><text:span text:style-name="T19"/></text:span></text:p>
            </text:list-item>
          </text:list>
        </text:list-item>
        <text:list-item>
          <text:p text:style-name="P111"><text:span text:style-name="Source_20_Text"><text:span text:style-name="T20">Purpose of Short Names:</text:span></text:span></text:p>
          <text:list>
            <text:list-item>
              <text:p text:style-name="P111"><text:span text:style-name="Source_20_Text"><text:span text:style-name="T19">Short variable names in Go serve to reduce repetitive typing and act as a check on code complexity.</text:span></text:span></text:p>
            </text:list-item>
            <text:list-item>
              <text:p text:style-name="P111"><text:span text:style-name="Source_20_Text"><text:span text:style-name="T19">If it's challenging to keep track of short-named variables, it may indicate that the code is doing too much.</text:span></text:span></text:p>
              <text:p text:style-name="P111"><text:span text:style-name="Source_20_Text"><text:span text:style-name="T19"/></text:span></text:p>
            </text:list-item>
          </text:list>
        </text:list-item>
        <text:list-item>
          <text:p text:style-name="P111"><text:span text:style-name="Source_20_Text"><text:span text:style-name="T20">Naming in Package Block:</text:span></text:span></text:p>
          <text:list>
            <text:list-item>
              <text:p text:style-name="P111"><text:span text:style-name="Source_20_Text"><text:span text:style-name="T19">When naming variables and constants in the package block, use more descriptive names.</text:span></text:span></text:p>
            </text:list-item>
            <text:list-item>
              <text:p text:style-name="P111"><text:soft-page-break/><text:span text:style-name="Source_20_Text"><text:span text:style-name="T19">Exclude the type from the name but provide a more complete name for clarity, especially in a wider scope.</text:span></text:span></text:p>
            </text:list-item>
          </text:list>
        </text:list-item>
      </text:list>
      <text:p text:style-name="Text_20_body"><text:span text:style-name="Source_20_Text"><text:span text:style-name="T19"/></text:span></text:p>
      <text:p text:style-name="P32"><text:span text:style-name="Source_20_Text"><text:span text:style-name="T17">_________________________________________________________________________________________________</text:span></text:span></text:p>
      <text:p text:style-name="P32"><text:span text:style-name="Source_20_Text"><text:span text:style-name="T18"/></text:span></text:p>
      <text:p text:style-name="P32"><text:span text:style-name="Source_20_Text"><text:span text:style-name="T18"/></text:span></text:p>
      <text:p text:style-name="P38"><text:span text:style-name="Source_20_Text"><text:span text:style-name="T13">Wrapping Up</text:span></text:span></text:p>
      <text:p text:style-name="P38"><text:span text:style-name="Source_20_Text"><text:span text:style-name="T23">We’ve covered a lot of ground here, understanding how to use the built-in types, declare variables, and work with assignments and operators. In the next chapter, we are going to look at the composite types in Go: arrays, slices, maps, and structs. We are also going to take another look at strings and runes and learn about encodings.</text:span></text:span></text:p>
      <text:p text:style-name="P38"><text:span text:style-name="Source_20_Text"><text:span text:style-name="T23"/></text:span></text:p>
      <text:p text:style-name="P32"><text:span text:style-name="Source_20_Text"><text:span text:style-name="T17">_________________________________________________________________________________________________</text:span></text:span></text:p>
      <text:p text:style-name="P32"><text:span text:style-name="Source_20_Text"><text:span text:style-name="T17"/></text:span></text:p>
      <text:p text:style-name="P32"><text:span text:style-name="Source_20_Text"><text:span text:style-name="T24"/></text:span></text:p>
      <text:p text:style-name="P56"><text:span text:style-name="Source_20_Text"><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rbel" svg:font-family="Corbel" style:font-family-generic="swiss" style:font-pitch="variabl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3-11-19T14:07:48.712418426</dc:date>
    <meta:editing-duration>PT16H3M35S</meta:editing-duration>
    <meta:editing-cycles>74</meta:editing-cycles>
    <meta:generator>LibreOffice/7.3.7.2$Linux_X86_64 LibreOffice_project/30$Build-2</meta:generator>
    <meta:print-date>2021-09-02T16:09:55.274000000</meta:print-date>
    <meta:document-statistic meta:table-count="0" meta:image-count="0" meta:object-count="0" meta:page-count="17" meta:paragraph-count="508" meta:word-count="4393" meta:character-count="26027" meta:non-whitespace-character-count="22125"/>
  </office:meta>
</office:document-meta>
</file>